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8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1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3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34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35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36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37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8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41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42" style:family="table-cell" style:parent-style-name="Pivot_20_Table_20_Value">
      <style:table-cell-properties fo:border-bottom="none" fo:border-left="0.99pt solid #000000" fo:border-right="none" fo:border-top="none"/>
    </style:style>
    <style:style style:name="ce43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44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4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7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48" style:family="table-cell" style:parent-style-name="Pivot_20_Table_20_Value">
      <style:table-cell-properties fo:border-bottom="none" fo:border-left="none" fo:border-right="0.99pt solid #000000" fo:border-top="none"/>
    </style:style>
    <style:style style:name="ce49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50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5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2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53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54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55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56" style:family="table-cell" style:parent-style-name="Pivot_20_Table_20_Value">
      <style:table-cell-properties fo:border-bottom="none" fo:border-left="none" fo:border-right="none" fo:border-top="0.99pt solid #000000"/>
    </style:style>
    <style:style style:name="ce57" style:family="table-cell" style:parent-style-name="Pivot_20_Table_20_Value">
      <style:table-cell-properties fo:border-bottom="0.99pt solid #000000" fo:border-left="none" fo:border-right="none" fo:border-top="none"/>
    </style:style>
    <style:style style:name="ce58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5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60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61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6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63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64" style:family="table-cell" style:parent-style-name="Pivot_20_Table_20_Value" style:data-style-name="N0"/>
    <style:style style:name="ce65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7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7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79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80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81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82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83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91" style:family="table-cell" style:parent-style-name="Pivot_20_Table_20_Value">
      <style:table-cell-properties fo:border-bottom="2.01pt solid #000000" fo:border-left="0.99pt solid #000000" fo:border-right="2.01pt solid #000000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table table:name="graphique2" table:style-name="ta1">
        <table:shapes>
          <draw:frame draw:z-index="0" draw:style-name="gr1" draw:text-style-name="P1" svg:width="19.604cm" svg:height="12.935cm" svg:x="16.933cm" svg:y="1.727cm">
            <draw:object draw:notify-on-update-of-ranges="PT@categories PT@label 0 PT@data 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30"/>
        <table:table-column table:style-name="co1" table:default-cell-style-name="ce34"/>
        <table:table-row table:style-name="ro1">
          <table:table-cell table:style-name="ce28" office:value-type="string" calcext:value-type="string">
            <text:p>Theme</text:p>
          </table:table-cell>
          <table:table-cell table:style-name="ce32" office:value-type="string" calcext:value-type="string">
            <text:p>Somme - Montant</text:p>
          </table:table-cell>
        </table:table-row>
        <table:table-row table:style-name="ro1">
          <table:table-cell table:style-name="ce29" office:value-type="string" calcext:value-type="string">
            <text:p>Arts et loisirs</text:p>
          </table:table-cell>
          <table:table-cell table:style-name="ce33" office:value-type="float" office:value="7212.65" calcext:value-type="float">
            <text:p>7212,65</text:p>
          </table:table-cell>
        </table:table-row>
        <table:table-row table:style-name="ro1">
          <table:table-cell office:value-type="string" calcext:value-type="string">
            <text:p>Histoire et géographie</text:p>
          </table:table-cell>
          <table:table-cell office:value-type="float" office:value="4132.44" calcext:value-type="float">
            <text:p>4132,44</text:p>
          </table:table-cell>
        </table:table-row>
        <table:table-row table:style-name="ro1">
          <table:table-cell office:value-type="string" calcext:value-type="string">
            <text:p>Informatique, généralités</text:p>
          </table:table-cell>
          <table:table-cell office:value-type="float" office:value="350.48" calcext:value-type="float">
            <text:p>350,48</text:p>
          </table:table-cell>
        </table:table-row>
        <table:table-row table:style-name="ro1">
          <table:table-cell office:value-type="string" calcext:value-type="string">
            <text:p>Langues</text:p>
          </table:table-cell>
          <table:table-cell office:value-type="float" office:value="328.98" calcext:value-type="float">
            <text:p>328,98</text:p>
          </table:table-cell>
        </table:table-row>
        <table:table-row table:style-name="ro1">
          <table:table-cell office:value-type="string" calcext:value-type="string">
            <text:p>Littérature</text:p>
          </table:table-cell>
          <table:table-cell office:value-type="float" office:value="10534.46" calcext:value-type="float">
            <text:p>10534,46</text:p>
          </table:table-cell>
        </table:table-row>
        <table:table-row table:style-name="ro1">
          <table:table-cell office:value-type="string" calcext:value-type="string">
            <text:p>Philosophie et psychologie</text:p>
          </table:table-cell>
          <table:table-cell office:value-type="float" office:value="3385.83" calcext:value-type="float">
            <text:p>3385,83</text:p>
          </table:table-cell>
        </table:table-row>
        <table:table-row table:style-name="ro1">
          <table:table-cell office:value-type="string" calcext:value-type="string">
            <text:p>Religion</text:p>
          </table:table-cell>
          <table:table-cell office:value-type="float" office:value="1891.63" calcext:value-type="float">
            <text:p>1891,63</text:p>
          </table:table-cell>
        </table:table-row>
        <table:table-row table:style-name="ro1">
          <table:table-cell office:value-type="string" calcext:value-type="string">
            <text:p>Sciences naturelles et mathématiques</text:p>
          </table:table-cell>
          <table:table-cell office:value-type="float" office:value="756.35" calcext:value-type="float">
            <text:p>756,35</text:p>
          </table:table-cell>
        </table:table-row>
        <table:table-row table:style-name="ro1">
          <table:table-cell office:value-type="string" calcext:value-type="string">
            <text:p>Sciences sociales</text:p>
          </table:table-cell>
          <table:table-cell office:value-type="float" office:value="3733.14" calcext:value-type="float">
            <text:p>3733,14</text:p>
          </table:table-cell>
        </table:table-row>
        <table:table-row table:style-name="ro1">
          <table:table-cell office:value-type="string" calcext:value-type="string">
            <text:p>Technologie et sciences appliquées</text:p>
          </table:table-cell>
          <table:table-cell table:style-name="ce35" office:value-type="float" office:value="2675.97" calcext:value-type="float">
            <text:p>2675,97</text:p>
          </table:table-cell>
        </table:table-row>
        <table:table-row table:style-name="ro1">
          <table:table-cell table:style-name="ce31" office:value-type="string" calcext:value-type="string">
            <text:p>Total Résultat</text:p>
          </table:table-cell>
          <table:table-cell table:style-name="ce36" office:value-type="float" office:value="35001.93" calcext:value-type="float">
            <text:p>35001,93</text:p>
          </table:table-cell>
        </table:table-row>
      </table:table>
      <table:table table:name="graphique7" table:style-name="ta1">
        <table:shapes>
          <draw:frame draw:z-index="0" draw:style-name="gr1" draw:text-style-name="P1" svg:width="15.997cm" svg:height="9.004cm" svg:x="15.749cm" svg:y="3.241cm">
            <draw:object draw:notify-on-update-of-ranges="PT@categories PT@label 0 PT@data 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30"/>
        <table:table-column table:style-name="co1" table:default-cell-style-name="ce34"/>
        <table:table-row table:style-name="ro1">
          <table:table-cell table:style-name="ce28" office:value-type="string" calcext:value-type="string">
            <text:p>Magasin</text:p>
          </table:table-cell>
          <table:table-cell table:style-name="ce32" office:value-type="string" calcext:value-type="string">
            <text:p>Somme - total</text:p>
          </table:table-cell>
        </table:table-row>
        <table:table-row table:style-name="ro1">
          <table:table-cell table:style-name="ce29" office:value-type="string" calcext:value-type="string">
            <text:p>Cap au Sud</text:p>
          </table:table-cell>
          <table:table-cell table:style-name="ce33" office:value-type="float" office:value="27386.21" calcext:value-type="float">
            <text:p>27386,21</text:p>
          </table:table-cell>
        </table:table-row>
        <table:table-row table:style-name="ro1">
          <table:table-cell office:value-type="string" calcext:value-type="string">
            <text:p>L'européenne</text:p>
          </table:table-cell>
          <table:table-cell office:value-type="float" office:value="31355.88" calcext:value-type="float">
            <text:p>31355,88</text:p>
          </table:table-cell>
        </table:table-row>
        <table:table-row table:style-name="ro1">
          <table:table-cell office:value-type="string" calcext:value-type="string">
            <text:p>La librairie parisienne</text:p>
          </table:table-cell>
          <table:table-cell office:value-type="float" office:value="30049.01" calcext:value-type="float">
            <text:p>30049,01</text:p>
          </table:table-cell>
        </table:table-row>
        <table:table-row table:style-name="ro1">
          <table:table-cell office:value-type="string" calcext:value-type="string">
            <text:p>Le Ch'ti livre</text:p>
          </table:table-cell>
          <table:table-cell office:value-type="float" office:value="17631.35" calcext:value-type="float">
            <text:p>17631,35</text:p>
          </table:table-cell>
        </table:table-row>
        <table:table-row table:style-name="ro1">
          <table:table-cell office:value-type="string" calcext:value-type="string">
            <text:p>Loire et livres</text:p>
          </table:table-cell>
          <table:table-cell office:value-type="float" office:value="36892.21" calcext:value-type="float">
            <text:p>36892,21</text:p>
          </table:table-cell>
        </table:table-row>
        <table:table-row table:style-name="ro1">
          <table:table-cell office:value-type="string" calcext:value-type="string">
            <text:p>Rhône à lire</text:p>
          </table:table-cell>
          <table:table-cell office:value-type="float" office:value="24146.02" calcext:value-type="float">
            <text:p>24146,02</text:p>
          </table:table-cell>
        </table:table-row>
        <table:table-row table:style-name="ro1">
          <table:table-cell office:value-type="string" calcext:value-type="string">
            <text:p>Ty Li-Breizh-rie</text:p>
          </table:table-cell>
          <table:table-cell table:style-name="ce35" office:value-type="float" office:value="17412.21" calcext:value-type="float">
            <text:p>17412,21</text:p>
          </table:table-cell>
        </table:table-row>
        <table:table-row table:style-name="ro1">
          <table:table-cell table:style-name="ce31" office:value-type="string" calcext:value-type="string">
            <text:p>Total Résultat</text:p>
          </table:table-cell>
          <table:table-cell table:style-name="ce36" office:value-type="float" office:value="184872.89" calcext:value-type="float">
            <text:p>184872,89</text:p>
          </table:table-cell>
        </table:table-row>
      </table:table>
      <table:table table:name="graphique6" table:style-name="ta1">
        <table:shapes>
          <draw:frame draw:z-index="0" draw:style-name="gr1" draw:text-style-name="P1" svg:width="18.971cm" svg:height="9.669cm" svg:x="12.858cm" svg:y="2.098cm">
            <draw:object draw:notify-on-update-of-ranges="PT@categories PT@label 0 PT@data 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30"/>
        <table:table-column table:style-name="co1" table:default-cell-style-name="ce34"/>
        <table:table-row table:style-name="ro1">
          <table:table-cell table:style-name="ce28" office:value-type="string" calcext:value-type="string">
            <text:p>ville</text:p>
          </table:table-cell>
          <table:table-cell table:style-name="ce32" office:value-type="string" calcext:value-type="string">
            <text:p>Somme - qte</text:p>
          </table:table-cell>
        </table:table-row>
        <table:table-row table:style-name="ro1">
          <table:table-cell table:style-name="ce29" office:value-type="string" calcext:value-type="string">
            <text:p>Bordeaux</text:p>
          </table:table-cell>
          <table:table-cell table:style-name="ce3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enob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l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ntpelli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n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léan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i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asbour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urs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31" office:value-type="string" calcext:value-type="string">
            <text:p>Total Résultat</text:p>
          </table:table-cell>
          <table:table-cell table:style-name="ce36" office:value-type="float" office:value="34" calcext:value-type="float">
            <text:p>34</text:p>
          </table:table-cell>
        </table:table-row>
      </table:table>
      <table:table table:name="graphique4" table:style-name="ta1">
        <table:shapes>
          <draw:frame draw:z-index="0" draw:style-name="gr1" draw:text-style-name="P1" svg:width="15.997cm" svg:height="9.004cm" svg:x="19.907cm" svg:y="2.603cm">
            <draw:object draw:notify-on-update-of-ranges="PT@categories PT@label 0 PT@data 0 PT@label 1 PT@data 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30"/>
        <table:table-column table:style-name="co1" table:default-cell-style-name="ce42"/>
        <table:table-column table:style-name="co1" table:default-cell-style-name="ce48"/>
        <table:table-column table:style-name="co1" table:default-cell-style-name="ce54"/>
        <table:table-row table:style-name="ro1">
          <table:table-cell table:style-name="ce37" office:value-type="string" calcext:value-type="string">
            <text:p>Somme - montant</text:p>
          </table:table-cell>
          <table:table-cell table:style-name="ce39" office:value-type="string" calcext:value-type="string">
            <text:p>typevente</text:p>
          </table:table-cell>
          <table:table-cell table:style-name="ce45"/>
          <table:table-cell table:style-name="ce51"/>
        </table:table-row>
        <table:table-row table:style-name="ro1">
          <table:table-cell table:style-name="ce38" office:value-type="string" calcext:value-type="string">
            <text:p>annee</text:p>
          </table:table-cell>
          <table:table-cell table:style-name="ce40" office:value-type="string" calcext:value-type="string">
            <text:p>en ligne</text:p>
          </table:table-cell>
          <table:table-cell table:style-name="ce46" office:value-type="string" calcext:value-type="string">
            <text:p>en magasin</text:p>
          </table:table-cell>
          <table:table-cell table:style-name="ce52" office:value-type="string" calcext:value-type="string">
            <text:p>Total Résultat</text:p>
          </table:table-cell>
        </table:table-row>
        <table:table-row table:style-name="ro1">
          <table:table-cell table:style-name="ce29" office:value-type="float" office:value="2020" calcext:value-type="float">
            <text:p>2020</text:p>
          </table:table-cell>
          <table:table-cell table:style-name="ce41" office:value-type="float" office:value="9406.17" calcext:value-type="float">
            <text:p>9406,17</text:p>
          </table:table-cell>
          <table:table-cell table:style-name="ce47" office:value-type="float" office:value="14687.35" calcext:value-type="float">
            <text:p>14687,35</text:p>
          </table:table-cell>
          <table:table-cell table:style-name="ce53" office:value-type="float" office:value="24093.52" calcext:value-type="float">
            <text:p>24093,5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383.07" calcext:value-type="float">
            <text:p>11383,07</text:p>
          </table:table-cell>
          <table:table-cell office:value-type="float" office:value="13205.79" calcext:value-type="float">
            <text:p>13205,79</text:p>
          </table:table-cell>
          <table:table-cell office:value-type="float" office:value="24588.86" calcext:value-type="float">
            <text:p>24588,8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9115.73" calcext:value-type="float">
            <text:p>9115,73</text:p>
          </table:table-cell>
          <table:table-cell office:value-type="float" office:value="17438.13" calcext:value-type="float">
            <text:p>17438,13</text:p>
          </table:table-cell>
          <table:table-cell office:value-type="float" office:value="26553.86" calcext:value-type="float">
            <text:p>26553,8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1909.08" calcext:value-type="float">
            <text:p>11909,08</text:p>
          </table:table-cell>
          <table:table-cell office:value-type="float" office:value="19432.73" calcext:value-type="float">
            <text:p>19432,73</text:p>
          </table:table-cell>
          <table:table-cell office:value-type="float" office:value="31341.81" calcext:value-type="float">
            <text:p>31341,8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table:style-name="ce43" office:value-type="float" office:value="13679.01" calcext:value-type="float">
            <text:p>13679,01</text:p>
          </table:table-cell>
          <table:table-cell table:style-name="ce49" office:value-type="float" office:value="22360.51" calcext:value-type="float">
            <text:p>22360,51</text:p>
          </table:table-cell>
          <table:table-cell table:style-name="ce55" office:value-type="float" office:value="36039.52" calcext:value-type="float">
            <text:p>36039,52</text:p>
          </table:table-cell>
        </table:table-row>
        <table:table-row table:style-name="ro1">
          <table:table-cell table:style-name="ce31" office:value-type="string" calcext:value-type="string">
            <text:p>Total Résultat</text:p>
          </table:table-cell>
          <table:table-cell table:style-name="ce44" office:value-type="float" office:value="55493.06" calcext:value-type="float">
            <text:p>55493,06</text:p>
          </table:table-cell>
          <table:table-cell table:style-name="ce50" office:value-type="float" office:value="87124.51" calcext:value-type="float">
            <text:p>87124,51</text:p>
          </table:table-cell>
          <table:table-cell table:style-name="ce36" office:value-type="float" office:value="142617.57" calcext:value-type="float">
            <text:p>142617,57</text:p>
          </table:table-cell>
        </table:table-row>
      </table:table>
      <table:table table:name="graphique3" table:style-name="ta1">
        <table:shapes>
          <draw:frame draw:z-index="0" draw:style-name="gr1" draw:text-style-name="P1" svg:width="15.997cm" svg:height="9.005cm" svg:x="20.1cm" svg:y="8.898cm">
            <draw:object draw:notify-on-update-of-ranges="PT@categories PT@label 0 PT@data 0 PT@label 1 PT@data 1 PT@label 2 PT@data 2 PT@label 3 PT@data 3 PT@label 4 PT@data 4 PT@label 5 PT@data 5 PT@label 6 PT@data 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0"/>
        <table:table-column table:style-name="co1" table:default-cell-style-name="ce42"/>
        <table:table-column table:style-name="co1" table:number-columns-repeated="5" table:default-cell-style-name="Pivot_20_Table_20_Value"/>
        <table:table-column table:style-name="co1" table:default-cell-style-name="ce48"/>
        <table:table-column table:style-name="co1" table:default-cell-style-name="ce54"/>
        <table:table-row table:style-name="ro1">
          <table:table-cell table:style-name="ce37" office:value-type="string" calcext:value-type="string">
            <text:p>Somme - CA</text:p>
          </table:table-cell>
          <table:table-cell table:style-name="ce39" office:value-type="string" calcext:value-type="string">
            <text:p>Magasin</text:p>
          </table:table-cell>
          <table:table-cell table:style-name="ce45" table:number-columns-repeated="6"/>
          <table:table-cell table:style-name="ce51"/>
        </table:table-row>
        <table:table-row table:style-name="ro1">
          <table:table-cell table:style-name="ce38" office:value-type="string" calcext:value-type="string">
            <text:p>mois</text:p>
          </table:table-cell>
          <table:table-cell table:style-name="ce40" office:value-type="string" calcext:value-type="string">
            <text:p>Cap au Sud</text:p>
          </table:table-cell>
          <table:table-cell table:style-name="ce46" office:value-type="string" calcext:value-type="string">
            <text:p>L'européenne</text:p>
          </table:table-cell>
          <table:table-cell table:style-name="ce46" office:value-type="string" calcext:value-type="string">
            <text:p>La librairie parisienne</text:p>
          </table:table-cell>
          <table:table-cell table:style-name="ce46" office:value-type="string" calcext:value-type="string">
            <text:p>Le Ch'ti livre</text:p>
          </table:table-cell>
          <table:table-cell table:style-name="ce46" office:value-type="string" calcext:value-type="string">
            <text:p>Loire et livres</text:p>
          </table:table-cell>
          <table:table-cell table:style-name="ce46" office:value-type="string" calcext:value-type="string">
            <text:p>Rhône à lire</text:p>
          </table:table-cell>
          <table:table-cell table:style-name="ce46" office:value-type="string" calcext:value-type="string">
            <text:p>Ty Li-Breizh-rie</text:p>
          </table:table-cell>
          <table:table-cell table:style-name="ce52" office:value-type="string" calcext:value-type="string">
            <text:p>Total Résultat</text:p>
          </table:table-cell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41" office:value-type="float" office:value="188.85" calcext:value-type="float">
            <text:p>188,85</text:p>
          </table:table-cell>
          <table:table-cell table:style-name="ce56" office:value-type="float" office:value="256.59" calcext:value-type="float">
            <text:p>256,59</text:p>
          </table:table-cell>
          <table:table-cell table:style-name="ce56" office:value-type="float" office:value="205.85" calcext:value-type="float">
            <text:p>205,85</text:p>
          </table:table-cell>
          <table:table-cell table:style-name="ce56" office:value-type="float" office:value="300.45" calcext:value-type="float">
            <text:p>300,45</text:p>
          </table:table-cell>
          <table:table-cell table:style-name="ce56" office:value-type="float" office:value="305.25" calcext:value-type="float">
            <text:p>305,25</text:p>
          </table:table-cell>
          <table:table-cell table:style-name="ce56" office:value-type="float" office:value="274.36" calcext:value-type="float">
            <text:p>274,36</text:p>
          </table:table-cell>
          <table:table-cell table:style-name="ce47" office:value-type="float" office:value="142.81" calcext:value-type="float">
            <text:p>142,81</text:p>
          </table:table-cell>
          <table:table-cell table:style-name="ce53" office:value-type="float" office:value="1674.16" calcext:value-type="float">
            <text:p>1674,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8.61" calcext:value-type="float">
            <text:p>138,61</text:p>
          </table:table-cell>
          <table:table-cell office:value-type="float" office:value="113.7" calcext:value-type="float">
            <text:p>113,7</text:p>
          </table:table-cell>
          <table:table-cell office:value-type="float" office:value="530.25" calcext:value-type="float">
            <text:p>530,25</text:p>
          </table:table-cell>
          <table:table-cell office:value-type="float" office:value="107" calcext:value-type="float">
            <text:p>107</text:p>
          </table:table-cell>
          <table:table-cell office:value-type="float" office:value="525" calcext:value-type="float">
            <text:p>525</text:p>
          </table:table-cell>
          <table:table-cell office:value-type="float" office:value="144.3" calcext:value-type="float">
            <text:p>144,3</text:p>
          </table:table-cell>
          <table:table-cell office:value-type="float" office:value="434.03" calcext:value-type="float">
            <text:p>434,03</text:p>
          </table:table-cell>
          <table:table-cell office:value-type="float" office:value="1992.89" calcext:value-type="float">
            <text:p>1992,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8.6" calcext:value-type="float">
            <text:p>148,6</text:p>
          </table:table-cell>
          <table:table-cell office:value-type="float" office:value="415.2" calcext:value-type="float">
            <text:p>415,2</text:p>
          </table:table-cell>
          <table:table-cell office:value-type="float" office:value="309.75" calcext:value-type="float">
            <text:p>309,75</text:p>
          </table:table-cell>
          <table:table-cell office:value-type="float" office:value="366.66" calcext:value-type="float">
            <text:p>366,66</text:p>
          </table:table-cell>
          <table:table-cell office:value-type="float" office:value="193.82" calcext:value-type="float">
            <text:p>193,82</text:p>
          </table:table-cell>
          <table:table-cell office:value-type="float" office:value="126.36" calcext:value-type="float">
            <text:p>126,36</text:p>
          </table:table-cell>
          <table:table-cell office:value-type="float" office:value="59.06" calcext:value-type="float">
            <text:p>59,06</text:p>
          </table:table-cell>
          <table:table-cell office:value-type="float" office:value="1619.45" calcext:value-type="float">
            <text:p>1619,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.4" calcext:value-type="float">
            <text:p>91,4</text:p>
          </table:table-cell>
          <table:table-cell office:value-type="float" office:value="105.43" calcext:value-type="float">
            <text:p>105,43</text:p>
          </table:table-cell>
          <table:table-cell office:value-type="float" office:value="69.51" calcext:value-type="float">
            <text:p>69,51</text:p>
          </table:table-cell>
          <table:table-cell office:value-type="float" office:value="88.79" calcext:value-type="float">
            <text:p>88,79</text:p>
          </table:table-cell>
          <table:table-cell office:value-type="float" office:value="265.86" calcext:value-type="float">
            <text:p>265,86</text:p>
          </table:table-cell>
          <table:table-cell office:value-type="float" office:value="59.19" calcext:value-type="float">
            <text:p>59,19</text:p>
          </table:table-cell>
          <table:table-cell office:value-type="float" office:value="162.99" calcext:value-type="float">
            <text:p>162,99</text:p>
          </table:table-cell>
          <table:table-cell office:value-type="float" office:value="843.17" calcext:value-type="float">
            <text:p>843,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.43" calcext:value-type="float">
            <text:p>99,43</text:p>
          </table:table-cell>
          <table:table-cell office:value-type="float" office:value="179.09" calcext:value-type="float">
            <text:p>179,09</text:p>
          </table:table-cell>
          <table:table-cell office:value-type="float" office:value="411.34" calcext:value-type="float">
            <text:p>411,34</text:p>
          </table:table-cell>
          <table:table-cell office:value-type="float" office:value="135.3" calcext:value-type="float">
            <text:p>135,3</text:p>
          </table:table-cell>
          <table:table-cell office:value-type="float" office:value="399.12" calcext:value-type="float">
            <text:p>399,12</text:p>
          </table:table-cell>
          <table:table-cell office:value-type="float" office:value="42.78" calcext:value-type="float">
            <text:p>42,78</text:p>
          </table:table-cell>
          <table:table-cell office:value-type="float" office:value="142.8" calcext:value-type="float">
            <text:p>142,8</text:p>
          </table:table-cell>
          <table:table-cell office:value-type="float" office:value="1409.86" calcext:value-type="float">
            <text:p>1409,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3.47" calcext:value-type="float">
            <text:p>333,47</text:p>
          </table:table-cell>
          <table:table-cell office:value-type="float" office:value="362.24" calcext:value-type="float">
            <text:p>362,24</text:p>
          </table:table-cell>
          <table:table-cell office:value-type="float" office:value="270.38" calcext:value-type="float">
            <text:p>270,38</text:p>
          </table:table-cell>
          <table:table-cell office:value-type="float" office:value="97.24" calcext:value-type="float">
            <text:p>97,24</text:p>
          </table:table-cell>
          <table:table-cell office:value-type="float" office:value="146.81" calcext:value-type="float">
            <text:p>146,81</text:p>
          </table:table-cell>
          <table:table-cell office:value-type="float" office:value="255.14" calcext:value-type="float">
            <text:p>255,14</text:p>
          </table:table-cell>
          <table:table-cell office:value-type="float" office:value="519.92" calcext:value-type="float">
            <text:p>519,92</text:p>
          </table:table-cell>
          <table:table-cell office:value-type="float" office:value="1985.2" calcext:value-type="float">
            <text:p>1985,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9.07" calcext:value-type="float">
            <text:p>379,07</text:p>
          </table:table-cell>
          <table:table-cell office:value-type="float" office:value="311.99" calcext:value-type="float">
            <text:p>311,99</text:p>
          </table:table-cell>
          <table:table-cell office:value-type="float" office:value="178.05" calcext:value-type="float">
            <text:p>178,05</text:p>
          </table:table-cell>
          <table:table-cell office:value-type="float" office:value="419.32" calcext:value-type="float">
            <text:p>419,32</text:p>
          </table:table-cell>
          <table:table-cell office:value-type="float" office:value="489.35" calcext:value-type="float">
            <text:p>489,35</text:p>
          </table:table-cell>
          <table:table-cell office:value-type="float" office:value="368.02" calcext:value-type="float">
            <text:p>368,02</text:p>
          </table:table-cell>
          <table:table-cell office:value-type="float" office:value="307.33" calcext:value-type="float">
            <text:p>307,33</text:p>
          </table:table-cell>
          <table:table-cell office:value-type="float" office:value="2453.13" calcext:value-type="float">
            <text:p>2453,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7.68" calcext:value-type="float">
            <text:p>527,68</text:p>
          </table:table-cell>
          <table:table-cell office:value-type="float" office:value="348.78" calcext:value-type="float">
            <text:p>348,78</text:p>
          </table:table-cell>
          <table:table-cell office:value-type="float" office:value="374.13" calcext:value-type="float">
            <text:p>374,13</text:p>
          </table:table-cell>
          <table:table-cell office:value-type="float" office:value="618.31" calcext:value-type="float">
            <text:p>618,31</text:p>
          </table:table-cell>
          <table:table-cell office:value-type="float" office:value="379.1" calcext:value-type="float">
            <text:p>379,1</text:p>
          </table:table-cell>
          <table:table-cell office:value-type="float" office:value="412.6" calcext:value-type="float">
            <text:p>412,6</text:p>
          </table:table-cell>
          <table:table-cell office:value-type="float" office:value="204.13" calcext:value-type="float">
            <text:p>204,13</text:p>
          </table:table-cell>
          <table:table-cell office:value-type="float" office:value="2864.73" calcext:value-type="float">
            <text:p>2864,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3.2" calcext:value-type="float">
            <text:p>863,2</text:p>
          </table:table-cell>
          <table:table-cell office:value-type="float" office:value="765.85" calcext:value-type="float">
            <text:p>765,85</text:p>
          </table:table-cell>
          <table:table-cell office:value-type="float" office:value="917.81" calcext:value-type="float">
            <text:p>917,81</text:p>
          </table:table-cell>
          <table:table-cell office:value-type="float" office:value="819.24" calcext:value-type="float">
            <text:p>819,24</text:p>
          </table:table-cell>
          <table:table-cell office:value-type="float" office:value="987.94" calcext:value-type="float">
            <text:p>987,94</text:p>
          </table:table-cell>
          <table:table-cell office:value-type="float" office:value="1014.43" calcext:value-type="float">
            <text:p>1014,43</text:p>
          </table:table-cell>
          <table:table-cell office:value-type="float" office:value="489.34" calcext:value-type="float">
            <text:p>489,34</text:p>
          </table:table-cell>
          <table:table-cell office:value-type="float" office:value="5857.81" calcext:value-type="float">
            <text:p>5857,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6.67" calcext:value-type="float">
            <text:p>676,67</text:p>
          </table:table-cell>
          <table:table-cell office:value-type="float" office:value="323.91" calcext:value-type="float">
            <text:p>323,91</text:p>
          </table:table-cell>
          <table:table-cell office:value-type="float" office:value="772.87" calcext:value-type="float">
            <text:p>772,87</text:p>
          </table:table-cell>
          <table:table-cell office:value-type="float" office:value="956.7" calcext:value-type="float">
            <text:p>956,7</text:p>
          </table:table-cell>
          <table:table-cell office:value-type="float" office:value="676.13" calcext:value-type="float">
            <text:p>676,13</text:p>
          </table:table-cell>
          <table:table-cell office:value-type="float" office:value="375.4" calcext:value-type="float">
            <text:p>375,4</text:p>
          </table:table-cell>
          <table:table-cell office:value-type="float" office:value="492.82" calcext:value-type="float">
            <text:p>492,82</text:p>
          </table:table-cell>
          <table:table-cell office:value-type="float" office:value="4274.5" calcext:value-type="float">
            <text:p>4274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3.57" calcext:value-type="float">
            <text:p>793,57</text:p>
          </table:table-cell>
          <table:table-cell office:value-type="float" office:value="578.41" calcext:value-type="float">
            <text:p>578,41</text:p>
          </table:table-cell>
          <table:table-cell office:value-type="float" office:value="1008.52" calcext:value-type="float">
            <text:p>1008,52</text:p>
          </table:table-cell>
          <table:table-cell office:value-type="float" office:value="887.28" calcext:value-type="float">
            <text:p>887,28</text:p>
          </table:table-cell>
          <table:table-cell office:value-type="float" office:value="788.19" calcext:value-type="float">
            <text:p>788,19</text:p>
          </table:table-cell>
          <table:table-cell office:value-type="float" office:value="752.45" calcext:value-type="float">
            <text:p>752,45</text:p>
          </table:table-cell>
          <table:table-cell office:value-type="float" office:value="476.62" calcext:value-type="float">
            <text:p>476,62</text:p>
          </table:table-cell>
          <table:table-cell office:value-type="float" office:value="5285.04" calcext:value-type="float">
            <text:p>5285,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3" office:value-type="float" office:value="628.11" calcext:value-type="float">
            <text:p>628,11</text:p>
          </table:table-cell>
          <table:table-cell table:style-name="ce57" office:value-type="float" office:value="874.39" calcext:value-type="float">
            <text:p>874,39</text:p>
          </table:table-cell>
          <table:table-cell table:style-name="ce57" office:value-type="float" office:value="854.63" calcext:value-type="float">
            <text:p>854,63</text:p>
          </table:table-cell>
          <table:table-cell table:style-name="ce57" office:value-type="float" office:value="986.16" calcext:value-type="float">
            <text:p>986,16</text:p>
          </table:table-cell>
          <table:table-cell table:style-name="ce57" office:value-type="float" office:value="333.49" calcext:value-type="float">
            <text:p>333,49</text:p>
          </table:table-cell>
          <table:table-cell table:style-name="ce57" office:value-type="float" office:value="1015.43" calcext:value-type="float">
            <text:p>1015,43</text:p>
          </table:table-cell>
          <table:table-cell table:style-name="ce49" office:value-type="float" office:value="1087.37" calcext:value-type="float">
            <text:p>1087,37</text:p>
          </table:table-cell>
          <table:table-cell table:style-name="ce55" office:value-type="float" office:value="5779.58" calcext:value-type="float">
            <text:p>5779,58</text:p>
          </table:table-cell>
        </table:table-row>
        <table:table-row table:style-name="ro1">
          <table:table-cell table:style-name="ce31" office:value-type="string" calcext:value-type="string">
            <text:p>Total Résultat</text:p>
          </table:table-cell>
          <table:table-cell table:style-name="ce44" office:value-type="float" office:value="4868.66" calcext:value-type="float">
            <text:p>4868,66</text:p>
          </table:table-cell>
          <table:table-cell table:style-name="ce58" office:value-type="float" office:value="4635.58" calcext:value-type="float">
            <text:p>4635,58</text:p>
          </table:table-cell>
          <table:table-cell table:style-name="ce58" office:value-type="float" office:value="5903.09" calcext:value-type="float">
            <text:p>5903,09</text:p>
          </table:table-cell>
          <table:table-cell table:style-name="ce58" office:value-type="float" office:value="5782.45" calcext:value-type="float">
            <text:p>5782,45</text:p>
          </table:table-cell>
          <table:table-cell table:style-name="ce58" office:value-type="float" office:value="5490.06" calcext:value-type="float">
            <text:p>5490,06</text:p>
          </table:table-cell>
          <table:table-cell table:style-name="ce58" office:value-type="float" office:value="4840.46" calcext:value-type="float">
            <text:p>4840,46</text:p>
          </table:table-cell>
          <table:table-cell table:style-name="ce50" office:value-type="float" office:value="4519.22" calcext:value-type="float">
            <text:p>4519,22</text:p>
          </table:table-cell>
          <table:table-cell table:style-name="ce36" office:value-type="float" office:value="36039.52" calcext:value-type="float">
            <text:p>36039,52</text:p>
          </table:table-cell>
        </table:table-row>
      </table:table>
      <table:table table:name="graphique8" table:style-name="ta1">
        <table:shapes>
          <draw:frame draw:z-index="0" draw:style-name="gr1" draw:text-style-name="P1" svg:width="15.997cm" svg:height="9.004cm" svg:x="14.4cm" svg:y="0.877cm">
            <draw:object draw:notify-on-update-of-ranges="PT@categories PT@label 0 PT@data 0 PT@label 1 PT@data 1 PT@label 2 PT@data 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30"/>
        <table:table-column table:style-name="co1" table:default-cell-style-name="ce60"/>
        <table:table-column table:style-name="co1" table:default-cell-style-name="ce64"/>
        <table:table-column table:style-name="co1" table:default-cell-style-name="ce80"/>
        <table:table-row table:style-name="ro1">
          <table:table-cell table:style-name="ce37"/>
          <table:table-cell table:style-name="ce39" office:value-type="string" calcext:value-type="string">
            <text:p>Données</text:p>
          </table:table-cell>
          <table:table-cell table:style-name="ce45"/>
          <table:table-cell table:style-name="ce51"/>
        </table:table-row>
        <table:table-row table:style-name="ro1">
          <table:table-cell table:style-name="ce38" office:value-type="string" calcext:value-type="string">
            <text:p>annee</text:p>
          </table:table-cell>
          <table:table-cell table:style-name="ce40" office:value-type="string" calcext:value-type="string">
            <text:p>Somme - maximum</text:p>
          </table:table-cell>
          <table:table-cell table:style-name="ce46" office:value-type="string" calcext:value-type="string">
            <text:p>Somme - minimum</text:p>
          </table:table-cell>
          <table:table-cell table:style-name="ce78" office:value-type="string" calcext:value-type="string">
            <text:p>Somme - moyenne</text:p>
          </table:table-cell>
        </table:table-row>
        <table:table-row table:style-name="ro1">
          <table:table-cell table:style-name="ce29" office:value-type="float" office:value="2020" calcext:value-type="float">
            <text:p>2020</text:p>
          </table:table-cell>
          <table:table-cell table:style-name="ce59" office:value-type="float" office:value="427.94" calcext:value-type="float">
            <text:p>427,94</text:p>
          </table:table-cell>
          <table:table-cell table:style-name="ce63" office:value-type="float" office:value="4.11" calcext:value-type="float">
            <text:p>4,11</text:p>
          </table:table-cell>
          <table:table-cell table:style-name="ce79" office:value-type="float" office:value="68.838629" calcext:value-type="float">
            <text:p>68,83862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90.63" calcext:value-type="float">
            <text:p>390,63</text:p>
          </table:table-cell>
          <table:table-cell office:value-type="float" office:value="4.28" calcext:value-type="float">
            <text:p>4,28</text:p>
          </table:table-cell>
          <table:table-cell office:value-type="float" office:value="65.570293" calcext:value-type="float">
            <text:p>65,570293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3.13" calcext:value-type="float">
            <text:p>383,13</text:p>
          </table:table-cell>
          <table:table-cell office:value-type="float" office:value="4.25" calcext:value-type="float">
            <text:p>4,25</text:p>
          </table:table-cell>
          <table:table-cell office:value-type="float" office:value="67.224962" calcext:value-type="float">
            <text:p>67,22496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80.41" calcext:value-type="float">
            <text:p>480,41</text:p>
          </table:table-cell>
          <table:table-cell office:value-type="float" office:value="4.04" calcext:value-type="float">
            <text:p>4,04</text:p>
          </table:table-cell>
          <table:table-cell office:value-type="float" office:value="74.269692" calcext:value-type="float">
            <text:p>74,269692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65.98" calcext:value-type="float">
            <text:p>565,98</text:p>
          </table:table-cell>
          <table:table-cell office:value-type="float" office:value="4.31" calcext:value-type="float">
            <text:p>4,31</text:p>
          </table:table-cell>
          <table:table-cell office:value-type="float" office:value="80.806099" calcext:value-type="float">
            <text:p>80,806099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table:style-name="ce61" office:value-type="float" office:value="170.9" calcext:value-type="float">
            <text:p>170,9</text:p>
          </table:table-cell>
          <table:table-cell table:style-name="ce65" office:value-type="float" office:value="4.5" calcext:value-type="float">
            <text:p>4,5</text:p>
          </table:table-cell>
          <table:table-cell table:style-name="ce81" office:value-type="float" office:value="32.966022" calcext:value-type="float">
            <text:p>32,966022</text:p>
          </table:table-cell>
        </table:table-row>
        <table:table-row table:style-name="ro1">
          <table:table-cell table:style-name="ce31" office:value-type="string" calcext:value-type="string">
            <text:p>Total Résultat</text:p>
          </table:table-cell>
          <table:table-cell table:style-name="ce62" office:value-type="float" office:value="2418.99" calcext:value-type="float">
            <text:p>2418,99</text:p>
          </table:table-cell>
          <table:table-cell table:style-name="ce77" office:value-type="float" office:value="25.49" calcext:value-type="float">
            <text:p>25,49</text:p>
          </table:table-cell>
          <table:table-cell table:style-name="ce82" office:value-type="float" office:value="389.675697" calcext:value-type="float">
            <text:p>389,675697</text:p>
          </table:table-cell>
        </table:table-row>
      </table:table>
      <table:table table:name="graphique5" table:style-name="ta1">
        <table:shapes>
          <draw:frame draw:z-index="0" draw:style-name="gr1" draw:text-style-name="P1" svg:width="15.988cm" svg:height="9.004cm" svg:x="16.07cm" svg:y="3.267cm">
            <draw:object draw:notify-on-update-of-ranges="PT@categories PT@label 0 PT@data 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30"/>
        <table:table-column table:style-name="co2" table:default-cell-style-name="ce34"/>
        <table:table-row table:style-name="ro1">
          <table:table-cell table:style-name="ce28" office:value-type="string" calcext:value-type="string">
            <text:p>Editeur</text:p>
          </table:table-cell>
          <table:table-cell table:style-name="ce32" office:value-type="string" calcext:value-type="string">
            <text:p>Somme - nbauteurs</text:p>
          </table:table-cell>
        </table:table-row>
        <table:table-row table:style-name="ro1">
          <table:table-cell table:style-name="ce29" office:value-type="string" calcext:value-type="string">
            <text:p>Bayard Jeunesse</text:p>
          </table:table-cell>
          <table:table-cell table:style-name="ce33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Hachette Jeunesse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Fleuru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Gallimard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Bayard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ctes Sud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Hachette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Albin Michel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Flammarion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table:style-name="ce83" office:value-type="string" calcext:value-type="string">
            <text:p>Seuil</text:p>
          </table:table-cell>
          <table:table-cell table:style-name="ce91" office:value-type="float" office:value="316" calcext:value-type="float">
            <text:p>316</text:p>
          </table:table-cell>
        </table:table-row>
      </table:table>
      <table:table table:name="graphique1" table:style-name="ta1">
        <table:shapes>
          <draw:frame draw:z-index="0" draw:style-name="gr1" draw:text-style-name="P1" svg:width="15.999cm" svg:height="8.999cm" svg:x="24.385cm" svg:y="0.638cm">
            <draw:object draw:notify-on-update-of-ranges="PT@categories PT@label 0 PT@data 0 PT@label 1 PT@data 1 PT@label 2 PT@data 2 PT@label 3 PT@data 3 PT@label 4 PT@data 4 PT@label 5 PT@data 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0"/>
        <table:table-column table:style-name="co1" table:default-cell-style-name="ce42"/>
        <table:table-column table:style-name="co1" table:number-columns-repeated="4" table:default-cell-style-name="Pivot_20_Table_20_Value"/>
        <table:table-column table:style-name="co1" table:default-cell-style-name="ce48"/>
        <table:table-column table:style-name="co1" table:default-cell-style-name="ce54"/>
        <table:table-row table:style-name="ro1">
          <table:table-cell table:style-name="ce37" office:value-type="string" calcext:value-type="string">
            <text:p>Somme - qte</text:p>
          </table:table-cell>
          <table:table-cell table:style-name="ce39" office:value-type="string" calcext:value-type="string">
            <text:p>Annee</text:p>
          </table:table-cell>
          <table:table-cell table:style-name="ce45" table:number-columns-repeated="5"/>
          <table:table-cell table:style-name="ce51"/>
        </table:table-row>
        <table:table-row table:style-name="ro1">
          <table:table-cell table:style-name="ce38" office:value-type="string" calcext:value-type="string">
            <text:p>nommag</text:p>
          </table:table-cell>
          <table:table-cell table:style-name="ce40" office:value-type="float" office:value="2020" calcext:value-type="float">
            <text:p>2020</text:p>
          </table:table-cell>
          <table:table-cell table:style-name="ce46" office:value-type="float" office:value="2021" calcext:value-type="float">
            <text:p>2021</text:p>
          </table:table-cell>
          <table:table-cell table:style-name="ce46" office:value-type="float" office:value="2022" calcext:value-type="float">
            <text:p>2022</text:p>
          </table:table-cell>
          <table:table-cell table:style-name="ce46" office:value-type="float" office:value="2023" calcext:value-type="float">
            <text:p>2023</text:p>
          </table:table-cell>
          <table:table-cell table:style-name="ce46" office:value-type="float" office:value="2024" calcext:value-type="float">
            <text:p>2024</text:p>
          </table:table-cell>
          <table:table-cell table:style-name="ce46" office:value-type="float" office:value="2025" calcext:value-type="float">
            <text:p>2025</text:p>
          </table:table-cell>
          <table:table-cell table:style-name="ce52" office:value-type="string" calcext:value-type="string">
            <text:p>Total Résultat</text:p>
          </table:table-cell>
        </table:table-row>
        <table:table-row table:style-name="ro1">
          <table:table-cell table:style-name="ce29" office:value-type="string" calcext:value-type="string">
            <text:p>Cap au Sud</text:p>
          </table:table-cell>
          <table:table-cell table:style-name="ce41" office:value-type="float" office:value="208" calcext:value-type="float">
            <text:p>208</text:p>
          </table:table-cell>
          <table:table-cell table:style-name="ce56" office:value-type="float" office:value="187" calcext:value-type="float">
            <text:p>187</text:p>
          </table:table-cell>
          <table:table-cell table:style-name="ce56" office:value-type="float" office:value="268" calcext:value-type="float">
            <text:p>268</text:p>
          </table:table-cell>
          <table:table-cell table:style-name="ce56" office:value-type="float" office:value="333" calcext:value-type="float">
            <text:p>333</text:p>
          </table:table-cell>
          <table:table-cell table:style-name="ce56" office:value-type="float" office:value="283" calcext:value-type="float">
            <text:p>283</text:p>
          </table:table-cell>
          <table:table-cell table:style-name="ce47" office:value-type="float" office:value="18" calcext:value-type="float">
            <text:p>18</text:p>
          </table:table-cell>
          <table:table-cell table:style-name="ce53" office:value-type="float" office:value="1297" calcext:value-type="float">
            <text:p>1297</text:p>
          </table:table-cell>
        </table:table-row>
        <table:table-row table:style-name="ro1">
          <table:table-cell office:value-type="string" calcext:value-type="string">
            <text:p>L'européenne</text:p>
          </table:table-cell>
          <table:table-cell office:value-type="float" office:value="196" calcext:value-type="float">
            <text:p>196</text:p>
          </table:table-cell>
          <table:table-cell office:value-type="float" office:value="213" calcext:value-type="float">
            <text:p>213</text:p>
          </table:table-cell>
          <table:table-cell office:value-type="float" office:value="233" calcext:value-type="float">
            <text:p>233</text:p>
          </table:table-cell>
          <table:table-cell office:value-type="float" office:value="258" calcext:value-type="float">
            <text:p>258</text:p>
          </table:table-cell>
          <table:table-cell office:value-type="float" office:value="274" calcext:value-type="float">
            <text:p>274</text:p>
          </table:table-cell>
          <table:table-cell office:value-type="float" office:value="23" calcext:value-type="float">
            <text:p>23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string" calcext:value-type="string">
            <text:p>La librairie parisienne</text:p>
          </table:table-cell>
          <table:table-cell office:value-type="float" office:value="184" calcext:value-type="float">
            <text:p>184</text:p>
          </table:table-cell>
          <table:table-cell office:value-type="float" office:value="217" calcext:value-type="float">
            <text:p>217</text:p>
          </table:table-cell>
          <table:table-cell office:value-type="float" office:value="202" calcext:value-type="float">
            <text:p>202</text:p>
          </table:table-cell>
          <table:table-cell office:value-type="float" office:value="221" calcext:value-type="float">
            <text:p>221</text:p>
          </table:table-cell>
          <table:table-cell office:value-type="float" office:value="307" calcext:value-type="float">
            <text:p>307</text:p>
          </table:table-cell>
          <table:table-cell office:value-type="float" office:value="35" calcext:value-type="float">
            <text:p>35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string" calcext:value-type="string">
            <text:p>Le Ch'ti livre</text:p>
          </table:table-cell>
          <table:table-cell office:value-type="float" office:value="192" calcext:value-type="float">
            <text:p>192</text:p>
          </table:table-cell>
          <table:table-cell office:value-type="float" office:value="199" calcext:value-type="float">
            <text:p>199</text:p>
          </table:table-cell>
          <table:table-cell office:value-type="float" office:value="277" calcext:value-type="float">
            <text:p>277</text:p>
          </table:table-cell>
          <table:table-cell office:value-type="float" office:value="259" calcext:value-type="float">
            <text:p>259</text:p>
          </table:table-cell>
          <table:table-cell office:value-type="float" office:value="337" calcext:value-type="float">
            <text:p>337</text:p>
          </table:table-cell>
          <table:table-cell office:value-type="float" office:value="36" calcext:value-type="float">
            <text:p>36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Loire et livres</text:p>
          </table:table-cell>
          <table:table-cell office:value-type="float" office:value="220" calcext:value-type="float">
            <text:p>220</text:p>
          </table:table-cell>
          <table:table-cell office:value-type="float" office:value="254" calcext:value-type="float">
            <text:p>254</text:p>
          </table:table-cell>
          <table:table-cell office:value-type="float" office:value="228" calcext:value-type="float">
            <text:p>228</text:p>
          </table:table-cell>
          <table:table-cell office:value-type="float" office:value="248" calcext:value-type="float">
            <text:p>248</text:p>
          </table:table-cell>
          <table:table-cell office:value-type="float" office:value="276" calcext:value-type="float">
            <text:p>276</text:p>
          </table:table-cell>
          <table:table-cell office:value-type="float" office:value="38" calcext:value-type="float">
            <text:p>38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string" calcext:value-type="string">
            <text:p>Rhône à lire</text:p>
          </table:table-cell>
          <table:table-cell office:value-type="float" office:value="195" calcext:value-type="float">
            <text:p>195</text:p>
          </table:table-cell>
          <table:table-cell office:value-type="float" office:value="231" calcext:value-type="float">
            <text:p>231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323" calcext:value-type="float">
            <text:p>323</text:p>
          </table:table-cell>
          <table:table-cell office:value-type="float" office:value="20" calcext:value-type="float">
            <text:p>20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string" calcext:value-type="string">
            <text:p>Ty Li-Breizh-rie</text:p>
          </table:table-cell>
          <table:table-cell table:style-name="ce43" office:value-type="float" office:value="216" calcext:value-type="float">
            <text:p>216</text:p>
          </table:table-cell>
          <table:table-cell table:style-name="ce57" office:value-type="float" office:value="172" calcext:value-type="float">
            <text:p>172</text:p>
          </table:table-cell>
          <table:table-cell table:style-name="ce57" office:value-type="float" office:value="234" calcext:value-type="float">
            <text:p>234</text:p>
          </table:table-cell>
          <table:table-cell table:style-name="ce57" office:value-type="float" office:value="264" calcext:value-type="float">
            <text:p>264</text:p>
          </table:table-cell>
          <table:table-cell table:style-name="ce57" office:value-type="float" office:value="284" calcext:value-type="float">
            <text:p>284</text:p>
          </table:table-cell>
          <table:table-cell table:style-name="ce49" office:value-type="float" office:value="20" calcext:value-type="float">
            <text:p>20</text:p>
          </table:table-cell>
          <table:table-cell table:style-name="ce55" office:value-type="float" office:value="1190" calcext:value-type="float">
            <text:p>1190</text:p>
          </table:table-cell>
        </table:table-row>
        <table:table-row table:style-name="ro1">
          <table:table-cell table:style-name="ce31" office:value-type="string" calcext:value-type="string">
            <text:p>Total Résultat</text:p>
          </table:table-cell>
          <table:table-cell table:style-name="ce44" office:value-type="float" office:value="1411" calcext:value-type="float">
            <text:p>1411</text:p>
          </table:table-cell>
          <table:table-cell table:style-name="ce58" office:value-type="float" office:value="1473" calcext:value-type="float">
            <text:p>1473</text:p>
          </table:table-cell>
          <table:table-cell table:style-name="ce58" office:value-type="float" office:value="1664" calcext:value-type="float">
            <text:p>1664</text:p>
          </table:table-cell>
          <table:table-cell table:style-name="ce58" office:value-type="float" office:value="1843" calcext:value-type="float">
            <text:p>1843</text:p>
          </table:table-cell>
          <table:table-cell table:style-name="ce58" office:value-type="float" office:value="2084" calcext:value-type="float">
            <text:p>2084</text:p>
          </table:table-cell>
          <table:table-cell table:style-name="ce50" office:value-type="float" office:value="190" calcext:value-type="float">
            <text:p>190</text:p>
          </table:table-cell>
          <table:table-cell table:style-name="ce36" office:value-type="float" office:value="8665" calcext:value-type="float">
            <text:p>8665</text:p>
          </table:table-cell>
        </table:table-row>
      </table:table>
      <table:named-expressions/>
      <table:data-pilot-tables>
        <table:data-pilot-table table:name="DataPilot1" table:application-data="" table:target-range-address="graphique1.A1:graphique1.H10" table:buttons="graphique1.A2 graphique1.B1" table:show-filter-button="false" table:drill-down-on-double-click="false">
          <table:database-source-query table:database-name="lib" table:query-name="Graphique 1"/>
          <table:data-pilot-field table:source-field-name="Annee" table:orientation="column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  <table:data-pilot-member table:name="20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ommag" table:orientation="row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te" table:orientation="data" table:used-hierarchy="0" table:function="sum">
            <table:data-pilot-level table:show-empty="false" calcext:repeat-item-labels="false">
              <table:data-pilot-members>
                <table:data-pilot-member table:name="18" table:display="true" table:show-details="true"/>
                <table:data-pilot-member table:name="20" table:display="true" table:show-details="true"/>
                <table:data-pilot-member table:name="23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8" table:display="true" table:show-details="true"/>
                <table:data-pilot-member table:name="172" table:display="true" table:show-details="true"/>
                <table:data-pilot-member table:name="184" table:display="true" table:show-details="true"/>
                <table:data-pilot-member table:name="187" table:display="true" table:show-details="true"/>
                <table:data-pilot-member table:name="192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9" table:display="true" table:show-details="true"/>
                <table:data-pilot-member table:name="202" table:display="true" table:show-details="true"/>
                <table:data-pilot-member table:name="208" table:display="true" table:show-details="true"/>
                <table:data-pilot-member table:name="213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8" table:display="true" table:show-details="true"/>
                <table:data-pilot-member table:name="231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48" table:display="true" table:show-details="true"/>
                <table:data-pilot-member table:name="254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0" table:display="true" table:show-details="true"/>
                <table:data-pilot-member table:name="264" table:display="true" table:show-details="true"/>
                <table:data-pilot-member table:name="268" table:display="true" table:show-details="true"/>
                <table:data-pilot-member table:name="274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307" table:display="true" table:show-details="true"/>
                <table:data-pilot-member table:name="323" table:display="true" table:show-details="true"/>
                <table:data-pilot-member table:name="333" table:display="true" table:show-details="true"/>
                <table:data-pilot-member table:name="3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graphique5.A1:graphique5.B11" table:buttons="graphique5.A1" table:grand-total="none" table:show-filter-button="false" table:drill-down-on-double-click="false">
          <table:database-source-query table:database-name="lib" table:query-name="Graphique 5"/>
          <table:data-pilot-field table:source-field-name="Editeur" table:orientation="row" table:used-hierarchy="0" table:function="auto">
            <table:data-pilot-level table:show-empty="false" calcext:repeat-item-labels="false">
              <table:data-pilot-members>
                <table:data-pilot-member table:name="Actes Sud" table:display="true" table:show-details="true"/>
                <table:data-pilot-member table:name="Albin Michel" table:display="true" table:show-details="true"/>
                <table:data-pilot-member table:name="Bayard" table:display="true" table:show-details="true"/>
                <table:data-pilot-member table:name="Bayard Jeunesse" table:display="true" table:show-details="true"/>
                <table:data-pilot-member table:name="Flammarion" table:display="true" table:show-details="true"/>
                <table:data-pilot-member table:name="Fleurus" table:display="true" table:show-details="true"/>
                <table:data-pilot-member table:name="Gallimard" table:display="true" table:show-details="true"/>
                <table:data-pilot-member table:name="Hachette" table:display="true" table:show-details="true"/>
                <table:data-pilot-member table:name="Hachette Jeunesse" table:display="true" table:show-details="true"/>
                <table:data-pilot-member table:name="Seuil" table:display="true" table:show-details="true"/>
              </table:data-pilot-members>
              <table:data-pilot-display-info table:enabled="false" table:display-member-mode="from-top" table:member-count="10" table:data-field="nbauteurs"/>
              <table:data-pilot-sort-info table:order="ascending" table:data-field="nbauteurs" table:sort-mode="data"/>
              <table:data-pilot-layout-info table:add-empty-lines="false" table:layout-mode="tabular-layout"/>
            </table:data-pilot-level>
          </table:data-pilot-field>
          <table:data-pilot-field table:source-field-name="nbauteurs" table:orientation="data" table:used-hierarchy="0" table:function="sum">
            <table:data-pilot-level table:show-empty="false" calcext:repeat-item-labels="false">
              <table:data-pilot-members>
                <table:data-pilot-member table:name="45" table:display="true" table:show-details="true"/>
                <table:data-pilot-member table:name="51" table:display="true" table:show-details="true"/>
                <table:data-pilot-member table:name="5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156" table:display="true" table:show-details="true"/>
                <table:data-pilot-member table:name="161" table:display="true" table:show-details="true"/>
                <table:data-pilot-member table:name="247" table:display="true" table:show-details="true"/>
                <table:data-pilot-member table:name="276" table:display="true" table:show-details="true"/>
                <table:data-pilot-member table:name="3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graphique8.A1:graphique8.D9" table:buttons="graphique8.A2 graphique8.B1" table:show-filter-button="false" table:drill-down-on-double-click="false">
          <table:database-source-query table:database-name="lib" table:query-name="Graphique 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nnee" table:orientation="row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  <table:data-pilot-member table:name="2025" table:display="true" table:show-details="true"/>
              </table:data-pilot-members>
              <table:data-pilot-display-info table:enabled="true" table:display-member-mode="from-top" table:member-count="10" table:data-field="maximum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0" table:function="sum">
            <table:data-pilot-level table:show-empty="false" calcext:repeat-item-labels="false">
              <table:data-pilot-members>
                <table:data-pilot-member table:name="170,9" table:display="true" table:show-details="true"/>
                <table:data-pilot-member table:name="383,13" table:display="true" table:show-details="true"/>
                <table:data-pilot-member table:name="390,63" table:display="true" table:show-details="true"/>
                <table:data-pilot-member table:name="427,94" table:display="true" table:show-details="true"/>
                <table:data-pilot-member table:name="480,41" table:display="true" table:show-details="true"/>
                <table:data-pilot-member table:name="565,9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inimum" table:orientation="data" table:used-hierarchy="0" table:function="sum">
            <table:data-pilot-level table:show-empty="false" calcext:repeat-item-labels="false">
              <table:data-pilot-members>
                <table:data-pilot-member table:name="4,04" table:display="true" table:show-details="true"/>
                <table:data-pilot-member table:name="4,11" table:display="true" table:show-details="true"/>
                <table:data-pilot-member table:name="4,25" table:display="true" table:show-details="true"/>
                <table:data-pilot-member table:name="4,28" table:display="true" table:show-details="true"/>
                <table:data-pilot-member table:name="4,31" table:display="true" table:show-details="true"/>
                <table:data-pilot-member table:name="4,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yenne" table:orientation="data" table:used-hierarchy="0" table:function="sum">
            <table:data-pilot-level table:show-empty="false" calcext:repeat-item-labels="false">
              <table:data-pilot-members>
                <table:data-pilot-member table:name="32,966022" table:display="true" table:show-details="true"/>
                <table:data-pilot-member table:name="65,570293" table:display="true" table:show-details="true"/>
                <table:data-pilot-member table:name="67,224962" table:display="true" table:show-details="true"/>
                <table:data-pilot-member table:name="68,838629" table:display="true" table:show-details="true"/>
                <table:data-pilot-member table:name="74,269692" table:display="true" table:show-details="true"/>
                <table:data-pilot-member table:name="80,80609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graphique3.A1:graphique3.I15" table:buttons="graphique3.A2 graphique3.B1" table:show-filter-button="false" table:drill-down-on-double-click="false">
          <table:database-source-query table:database-name="lib" table:query-name="Graphique3"/>
          <table:data-pilot-field table:source-field-name="Magasin" table:orientation="column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i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" table:orientation="data" table:used-hierarchy="0" table:function="sum">
            <table:data-pilot-level table:show-empty="false" calcext:repeat-item-labels="false">
              <table:data-pilot-members>
                <table:data-pilot-member table:name="42,78" table:display="true" table:show-details="true"/>
                <table:data-pilot-member table:name="59,06" table:display="true" table:show-details="true"/>
                <table:data-pilot-member table:name="59,19" table:display="true" table:show-details="true"/>
                <table:data-pilot-member table:name="69,51" table:display="true" table:show-details="true"/>
                <table:data-pilot-member table:name="88,79" table:display="true" table:show-details="true"/>
                <table:data-pilot-member table:name="91,4" table:display="true" table:show-details="true"/>
                <table:data-pilot-member table:name="97,24" table:display="true" table:show-details="true"/>
                <table:data-pilot-member table:name="99,43" table:display="true" table:show-details="true"/>
                <table:data-pilot-member table:name="105,43" table:display="true" table:show-details="true"/>
                <table:data-pilot-member table:name="107" table:display="true" table:show-details="true"/>
                <table:data-pilot-member table:name="113,7" table:display="true" table:show-details="true"/>
                <table:data-pilot-member table:name="126,36" table:display="true" table:show-details="true"/>
                <table:data-pilot-member table:name="135,3" table:display="true" table:show-details="true"/>
                <table:data-pilot-member table:name="138,61" table:display="true" table:show-details="true"/>
                <table:data-pilot-member table:name="142,8" table:display="true" table:show-details="true"/>
                <table:data-pilot-member table:name="142,81" table:display="true" table:show-details="true"/>
                <table:data-pilot-member table:name="144,3" table:display="true" table:show-details="true"/>
                <table:data-pilot-member table:name="146,81" table:display="true" table:show-details="true"/>
                <table:data-pilot-member table:name="148,6" table:display="true" table:show-details="true"/>
                <table:data-pilot-member table:name="162,99" table:display="true" table:show-details="true"/>
                <table:data-pilot-member table:name="178,05" table:display="true" table:show-details="true"/>
                <table:data-pilot-member table:name="179,09" table:display="true" table:show-details="true"/>
                <table:data-pilot-member table:name="188,85" table:display="true" table:show-details="true"/>
                <table:data-pilot-member table:name="193,82" table:display="true" table:show-details="true"/>
                <table:data-pilot-member table:name="204,13" table:display="true" table:show-details="true"/>
                <table:data-pilot-member table:name="205,85" table:display="true" table:show-details="true"/>
                <table:data-pilot-member table:name="255,14" table:display="true" table:show-details="true"/>
                <table:data-pilot-member table:name="256,59" table:display="true" table:show-details="true"/>
                <table:data-pilot-member table:name="265,86" table:display="true" table:show-details="true"/>
                <table:data-pilot-member table:name="270,38" table:display="true" table:show-details="true"/>
                <table:data-pilot-member table:name="274,36" table:display="true" table:show-details="true"/>
                <table:data-pilot-member table:name="300,45" table:display="true" table:show-details="true"/>
                <table:data-pilot-member table:name="305,25" table:display="true" table:show-details="true"/>
                <table:data-pilot-member table:name="307,33" table:display="true" table:show-details="true"/>
                <table:data-pilot-member table:name="309,75" table:display="true" table:show-details="true"/>
                <table:data-pilot-member table:name="311,99" table:display="true" table:show-details="true"/>
                <table:data-pilot-member table:name="323,91" table:display="true" table:show-details="true"/>
                <table:data-pilot-member table:name="333,47" table:display="true" table:show-details="true"/>
                <table:data-pilot-member table:name="333,49" table:display="true" table:show-details="true"/>
                <table:data-pilot-member table:name="348,78" table:display="true" table:show-details="true"/>
                <table:data-pilot-member table:name="362,24" table:display="true" table:show-details="true"/>
                <table:data-pilot-member table:name="366,66" table:display="true" table:show-details="true"/>
                <table:data-pilot-member table:name="368,02" table:display="true" table:show-details="true"/>
                <table:data-pilot-member table:name="374,13" table:display="true" table:show-details="true"/>
                <table:data-pilot-member table:name="375,4" table:display="true" table:show-details="true"/>
                <table:data-pilot-member table:name="379,07" table:display="true" table:show-details="true"/>
                <table:data-pilot-member table:name="379,1" table:display="true" table:show-details="true"/>
                <table:data-pilot-member table:name="399,12" table:display="true" table:show-details="true"/>
                <table:data-pilot-member table:name="411,34" table:display="true" table:show-details="true"/>
                <table:data-pilot-member table:name="412,6" table:display="true" table:show-details="true"/>
                <table:data-pilot-member table:name="415,2" table:display="true" table:show-details="true"/>
                <table:data-pilot-member table:name="419,32" table:display="true" table:show-details="true"/>
                <table:data-pilot-member table:name="434,03" table:display="true" table:show-details="true"/>
                <table:data-pilot-member table:name="476,62" table:display="true" table:show-details="true"/>
                <table:data-pilot-member table:name="489,34" table:display="true" table:show-details="true"/>
                <table:data-pilot-member table:name="489,35" table:display="true" table:show-details="true"/>
                <table:data-pilot-member table:name="492,82" table:display="true" table:show-details="true"/>
                <table:data-pilot-member table:name="519,92" table:display="true" table:show-details="true"/>
                <table:data-pilot-member table:name="525" table:display="true" table:show-details="true"/>
                <table:data-pilot-member table:name="527,68" table:display="true" table:show-details="true"/>
                <table:data-pilot-member table:name="530,25" table:display="true" table:show-details="true"/>
                <table:data-pilot-member table:name="578,41" table:display="true" table:show-details="true"/>
                <table:data-pilot-member table:name="618,31" table:display="true" table:show-details="true"/>
                <table:data-pilot-member table:name="628,11" table:display="true" table:show-details="true"/>
                <table:data-pilot-member table:name="676,13" table:display="true" table:show-details="true"/>
                <table:data-pilot-member table:name="676,67" table:display="true" table:show-details="true"/>
                <table:data-pilot-member table:name="752,45" table:display="true" table:show-details="true"/>
                <table:data-pilot-member table:name="765,85" table:display="true" table:show-details="true"/>
                <table:data-pilot-member table:name="772,87" table:display="true" table:show-details="true"/>
                <table:data-pilot-member table:name="788,19" table:display="true" table:show-details="true"/>
                <table:data-pilot-member table:name="793,57" table:display="true" table:show-details="true"/>
                <table:data-pilot-member table:name="819,24" table:display="true" table:show-details="true"/>
                <table:data-pilot-member table:name="854,63" table:display="true" table:show-details="true"/>
                <table:data-pilot-member table:name="863,2" table:display="true" table:show-details="true"/>
                <table:data-pilot-member table:name="874,39" table:display="true" table:show-details="true"/>
                <table:data-pilot-member table:name="887,28" table:display="true" table:show-details="true"/>
                <table:data-pilot-member table:name="917,81" table:display="true" table:show-details="true"/>
                <table:data-pilot-member table:name="956,7" table:display="true" table:show-details="true"/>
                <table:data-pilot-member table:name="986,16" table:display="true" table:show-details="true"/>
                <table:data-pilot-member table:name="987,94" table:display="true" table:show-details="true"/>
                <table:data-pilot-member table:name="1008,52" table:display="true" table:show-details="true"/>
                <table:data-pilot-member table:name="1014,43" table:display="true" table:show-details="true"/>
                <table:data-pilot-member table:name="1015,43" table:display="true" table:show-details="true"/>
                <table:data-pilot-member table:name="1087,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graphique4.A1:graphique4.D8" table:buttons="graphique4.A2 graphique4.B1" table:show-filter-button="false" table:drill-down-on-double-click="false">
          <table:database-source-query table:database-name="lib" table:query-name="Graphique 4"/>
          <table:data-pilot-field table:source-field-name="typevente" table:orientation="column" table:used-hierarchy="0" table:function="auto">
            <table:data-pilot-level table:show-empty="false" calcext:repeat-item-labels="false">
              <table:data-pilot-members>
                <table:data-pilot-member table:name="en ligne" table:display="true" table:show-details="true"/>
                <table:data-pilot-member table:name="en magasi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nnee" table:orientation="row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ntant" table:orientation="data" table:used-hierarchy="0" table:function="sum">
            <table:data-pilot-level table:show-empty="false" calcext:repeat-item-labels="false">
              <table:data-pilot-members>
                <table:data-pilot-member table:name="9115,73" table:display="true" table:show-details="true"/>
                <table:data-pilot-member table:name="9406,17" table:display="true" table:show-details="true"/>
                <table:data-pilot-member table:name="11383,07" table:display="true" table:show-details="true"/>
                <table:data-pilot-member table:name="11909,08" table:display="true" table:show-details="true"/>
                <table:data-pilot-member table:name="13205,79" table:display="true" table:show-details="true"/>
                <table:data-pilot-member table:name="13679,01" table:display="true" table:show-details="true"/>
                <table:data-pilot-member table:name="14687,35" table:display="true" table:show-details="true"/>
                <table:data-pilot-member table:name="17438,13" table:display="true" table:show-details="true"/>
                <table:data-pilot-member table:name="19432,73" table:display="true" table:show-details="true"/>
                <table:data-pilot-member table:name="22360,5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graphique6.A1:graphique6.B15" table:buttons="graphique6.A1" table:show-filter-button="false" table:drill-down-on-double-click="false">
          <table:database-source-query table:database-name="lib" table:query-name="Graphique 6"/>
          <table:data-pilot-field table:source-field-name="ville" table:orientation="row" table:used-hierarchy="0" table:function="auto">
            <table:data-pilot-level table:show-empty="false" calcext:repeat-item-labels="false">
              <table:data-pilot-members>
                <table:data-pilot-member table:name="Bordeaux" table:display="true" table:show-details="true"/>
                <table:data-pilot-member table:name="Grenoble" table:display="true" table:show-details="true"/>
                <table:data-pilot-member table:name="Lille" table:display="true" table:show-details="true"/>
                <table:data-pilot-member table:name="Lyon" table:display="true" table:show-details="true"/>
                <table:data-pilot-member table:name="Marseille" table:display="true" table:show-details="true"/>
                <table:data-pilot-member table:name="Montpellier" table:display="true" table:show-details="true"/>
                <table:data-pilot-member table:name="Nantes" table:display="true" table:show-details="true"/>
                <table:data-pilot-member table:name="Orléans" table:display="true" table:show-details="true"/>
                <table:data-pilot-member table:name="Paris" table:display="true" table:show-details="true"/>
                <table:data-pilot-member table:name="Reims" table:display="true" table:show-details="true"/>
                <table:data-pilot-member table:name="Strasbourg" table:display="true" table:show-details="true"/>
                <table:data-pilot-member table:name="Toulouse" table:display="true" table:show-details="true"/>
                <table:data-pilot-member table:name="Tour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te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7" table:application-data="" table:target-range-address="graphique7.A1:graphique7.B9" table:buttons="graphique7.A1" table:show-filter-button="false" table:drill-down-on-double-click="false">
          <table:database-source-query table:database-name="lib" table:query-name="Graphique 7"/>
          <table:data-pilot-field table:source-field-name="Magasin" table:orientation="row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7412,21" table:display="true" table:show-details="true"/>
                <table:data-pilot-member table:name="17631,35" table:display="true" table:show-details="true"/>
                <table:data-pilot-member table:name="24146,02" table:display="true" table:show-details="true"/>
                <table:data-pilot-member table:name="27386,21" table:display="true" table:show-details="true"/>
                <table:data-pilot-member table:name="30049,01" table:display="true" table:show-details="true"/>
                <table:data-pilot-member table:name="31355,88" table:display="true" table:show-details="true"/>
                <table:data-pilot-member table:name="36892,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8" table:application-data="" table:target-range-address="graphique2.A1:graphique2.B12" table:buttons="graphique2.A1" table:show-filter-button="false" table:drill-down-on-double-click="false">
          <table:database-source-query table:database-name="lib" table:query-name="Graphique 2"/>
          <table:data-pilot-field table:source-field-name="Theme" table:orientation="row" table:used-hierarchy="0" table:function="auto">
            <table:data-pilot-level table:show-empty="false" calcext:repeat-item-labels="false">
              <table:data-pilot-members>
                <table:data-pilot-member table:name="Arts et loisirs" table:display="true" table:show-details="true"/>
                <table:data-pilot-member table:name="Histoire et géographie" table:display="true" table:show-details="true"/>
                <table:data-pilot-member table:name="Informatique, généralités" table:display="true" table:show-details="true"/>
                <table:data-pilot-member table:name="Langues" table:display="true" table:show-details="true"/>
                <table:data-pilot-member table:name="Littérature" table:display="true" table:show-details="true"/>
                <table:data-pilot-member table:name="Philosophie et psychologie" table:display="true" table:show-details="true"/>
                <table:data-pilot-member table:name="Religion" table:display="true" table:show-details="true"/>
                <table:data-pilot-member table:name="Sciences naturelles et mathématiques" table:display="true" table:show-details="true"/>
                <table:data-pilot-member table:name="Sciences sociales" table:display="true" table:show-details="true"/>
                <table:data-pilot-member table:name="Technologie et sciences appliqué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ntant" table:orientation="data" table:used-hierarchy="0" table:function="sum">
            <table:data-pilot-level table:show-empty="false" calcext:repeat-item-labels="false">
              <table:data-pilot-members>
                <table:data-pilot-member table:name="328,98" table:display="true" table:show-details="true"/>
                <table:data-pilot-member table:name="350,48" table:display="true" table:show-details="true"/>
                <table:data-pilot-member table:name="756,35" table:display="true" table:show-details="true"/>
                <table:data-pilot-member table:name="1891,63" table:display="true" table:show-details="true"/>
                <table:data-pilot-member table:name="2675,97" table:display="true" table:show-details="true"/>
                <table:data-pilot-member table:name="3385,83" table:display="true" table:show-details="true"/>
                <table:data-pilot-member table:name="3733,14" table:display="true" table:show-details="true"/>
                <table:data-pilot-member table:name="4132,44" table:display="true" table:show-details="true"/>
                <table:data-pilot-member table:name="7212,65" table:display="true" table:show-details="true"/>
                <table:data-pilot-member table:name="10534,4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4">00/00/0000</text:date>, <text:time style:data-style-name="N2" text:time-value="09:01:22.0277279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13:30:16.513601789</meta:creation-date>
    <dc:date>2025-03-24T09:18:32.147534388</dc:date>
    <meta:editing-duration>PT1H5M58S</meta:editing-duration>
    <meta:editing-cycles>22</meta:editing-cycles>
    <meta:generator>LibreOffice/24.2.7.2$Linux_X86_64 LibreOffice_project/420$Build-2</meta:generator>
    <meta:document-statistic meta:table-count="9" meta:cell-count="359" meta:object-count="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bar" chart:style-name="ch1">
        <chart:legend chart:legend-position="end" svg:x="13.19cm" svg:y="2.456cm" style:legend-expansion="high" chart:style-name="ch2"/>
        <chart:plot-area chart:style-name="ch3" table:cell-range-address="PivotChart" chart:data-source-has-labels="column" svg:x="0.32cm" svg:y="0.18cm" svg:width="12.55cm" svg:height="7.74cm">
          <chart:coordinate-region svg:x="1.127cm" svg:y="0.379cm" svg:width="11.743cm" svg:height="4.71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7"/>
          </chart:series>
          <chart:series chart:style-name="ch8" chart:values-cell-range-address="PT@data 1" chart:label-cell-address="PT@label 1" chart:class="chart:bar">
            <chart:data-point chart:repeated="7"/>
          </chart:series>
          <chart:series chart:style-name="ch9" chart:values-cell-range-address="PT@data 2" chart:label-cell-address="PT@label 2" chart:class="chart:bar">
            <chart:data-point chart:repeated="7"/>
          </chart:series>
          <chart:series chart:style-name="ch10" chart:values-cell-range-address="PT@data 3" chart:label-cell-address="PT@label 3" chart:class="chart:bar">
            <chart:data-point chart:repeated="7"/>
          </chart:series>
          <chart:series chart:style-name="ch11" chart:values-cell-range-address="PT@data 4" chart:label-cell-address="PT@label 4" chart:class="chart:bar">
            <chart:data-point chart:repeated="7"/>
          </chart:series>
          <chart:series chart:style-name="ch12" chart:values-cell-range-address="PT@data 5" chart:label-cell-address="PT@label 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  <draw:g>
                  <svg:desc>PT@label 0</svg:desc>
                </draw:g>
              </table:table-cell>
              <table:table-cell office:value-type="string">
                <text:p>2021</text:p>
                <draw:g>
                  <svg:desc>PT@label 1</svg:desc>
                </draw:g>
              </table:table-cell>
              <table:table-cell office:value-type="string">
                <text:p>2022</text:p>
                <draw:g>
                  <svg:desc>PT@label 2</svg:desc>
                </draw:g>
              </table:table-cell>
              <table:table-cell office:value-type="string">
                <text:p>2023</text:p>
                <draw:g>
                  <svg:desc>PT@label 3</svg:desc>
                </draw:g>
              </table:table-cell>
              <table:table-cell office:value-type="string">
                <text:p>2024</text:p>
                <draw:g>
                  <svg:desc>PT@label 4</svg:desc>
                </draw:g>
              </table:table-cell>
              <table:table-cell office:value-type="string">
                <text:p>2025</text:p>
                <draw:g>
                  <svg:desc>PT@label 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p au Sud</text:p>
                <draw:g>
                  <svg:desc>PT@categories</svg:desc>
                </draw:g>
              </table:table-cell>
              <table:table-cell office:value-type="float" office:value="208">
                <text:p>208</text:p>
                <draw:g>
                  <svg:desc>PT@data 0</svg:desc>
                </draw:g>
              </table:table-cell>
              <table:table-cell office:value-type="float" office:value="187">
                <text:p>187</text:p>
                <draw:g>
                  <svg:desc>PT@data 1</svg:desc>
                </draw:g>
              </table:table-cell>
              <table:table-cell office:value-type="float" office:value="268">
                <text:p>268</text:p>
                <draw:g>
                  <svg:desc>PT@data 2</svg:desc>
                </draw:g>
              </table:table-cell>
              <table:table-cell office:value-type="float" office:value="333">
                <text:p>333</text:p>
                <draw:g>
                  <svg:desc>PT@data 3</svg:desc>
                </draw:g>
              </table:table-cell>
              <table:table-cell office:value-type="float" office:value="283">
                <text:p>283</text:p>
                <draw:g>
                  <svg:desc>PT@data 4</svg:desc>
                </draw:g>
              </table:table-cell>
              <table:table-cell office:value-type="float" office:value="18">
                <text:p>18</text:p>
                <draw:g>
                  <svg:desc>PT@data 5</svg:desc>
                </draw:g>
              </table:table-cell>
            </table:table-row>
            <table:table-row>
              <table:table-cell office:value-type="string">
                <text:p>L'européenne</text:p>
              </table:table-cell>
              <table:table-cell office:value-type="float" office:value="196">
                <text:p>196</text:p>
              </table:table-cell>
              <table:table-cell office:value-type="float" office:value="213">
                <text:p>213</text:p>
              </table:table-cell>
              <table:table-cell office:value-type="float" office:value="233">
                <text:p>233</text:p>
              </table:table-cell>
              <table:table-cell office:value-type="float" office:value="258">
                <text:p>258</text:p>
              </table:table-cell>
              <table:table-cell office:value-type="float" office:value="274">
                <text:p>2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La librairie parisienne</text:p>
              </table:table-cell>
              <table:table-cell office:value-type="float" office:value="184">
                <text:p>184</text:p>
              </table:table-cell>
              <table:table-cell office:value-type="float" office:value="217">
                <text:p>217</text:p>
              </table:table-cell>
              <table:table-cell office:value-type="float" office:value="202">
                <text:p>202</text:p>
              </table:table-cell>
              <table:table-cell office:value-type="float" office:value="221">
                <text:p>221</text:p>
              </table:table-cell>
              <table:table-cell office:value-type="float" office:value="307">
                <text:p>3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Le Ch'ti livre</text:p>
              </table:table-cell>
              <table:table-cell office:value-type="float" office:value="192">
                <text:p>192</text:p>
              </table:table-cell>
              <table:table-cell office:value-type="float" office:value="199">
                <text:p>199</text:p>
              </table:table-cell>
              <table:table-cell office:value-type="float" office:value="277">
                <text:p>277</text:p>
              </table:table-cell>
              <table:table-cell office:value-type="float" office:value="259">
                <text:p>259</text:p>
              </table:table-cell>
              <table:table-cell office:value-type="float" office:value="337">
                <text:p>3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Loire et livres</text:p>
              </table:table-cell>
              <table:table-cell office:value-type="float" office:value="220">
                <text:p>220</text:p>
              </table:table-cell>
              <table:table-cell office:value-type="float" office:value="254">
                <text:p>254</text:p>
              </table:table-cell>
              <table:table-cell office:value-type="float" office:value="228">
                <text:p>228</text:p>
              </table:table-cell>
              <table:table-cell office:value-type="float" office:value="248">
                <text:p>248</text:p>
              </table:table-cell>
              <table:table-cell office:value-type="float" office:value="276">
                <text:p>27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Rhône à lire</text:p>
              </table:table-cell>
              <table:table-cell office:value-type="float" office:value="195">
                <text:p>195</text:p>
              </table:table-cell>
              <table:table-cell office:value-type="float" office:value="231">
                <text:p>231</text:p>
              </table:table-cell>
              <table:table-cell office:value-type="float" office:value="222">
                <text:p>222</text:p>
              </table:table-cell>
              <table:table-cell office:value-type="float" office:value="260">
                <text:p>260</text:p>
              </table:table-cell>
              <table:table-cell office:value-type="float" office:value="323">
                <text:p>3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y Li-Breizh-rie</text:p>
              </table:table-cell>
              <table:table-cell office:value-type="float" office:value="216">
                <text:p>216</text:p>
              </table:table-cell>
              <table:table-cell office:value-type="float" office:value="172">
                <text:p>172</text:p>
              </table:table-cell>
              <table:table-cell office:value-type="float" office:value="234">
                <text:p>234</text:p>
              </table:table-cell>
              <table:table-cell office:value-type="float" office:value="264">
                <text:p>264</text:p>
              </table:table-cell>
              <table:table-cell office:value-type="float" office:value="284">
                <text:p>284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loext:data-pilot-source="DataPilot2" chart:class="chart:area" chart:style-name="ch1">
        <chart:legend chart:legend-position="end" svg:x="11.989cm" svg:y="2.21cm" style:legend-expansion="high" chart:style-name="ch2"/>
        <chart:plot-area chart:style-name="ch3" table:cell-range-address="PivotChart" chart:data-source-has-labels="column" svg:x="0.319cm" svg:y="0.18cm" svg:width="11.351cm" svg:height="7.746cm">
          <chart:coordinate-region svg:x="1.311cm" svg:y="0.379cm" svg:width="10.172cm" svg:height="6.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area">
            <chart:data-point chart:repeated="12"/>
          </chart:series>
          <chart:series chart:style-name="ch7" chart:values-cell-range-address="PT@data 1" chart:label-cell-address="PT@label 1" chart:class="chart:area">
            <chart:data-point chart:repeated="12"/>
          </chart:series>
          <chart:series chart:style-name="ch8" chart:values-cell-range-address="PT@data 2" chart:label-cell-address="PT@label 2" chart:class="chart:area">
            <chart:data-point chart:repeated="12"/>
          </chart:series>
          <chart:series chart:style-name="ch9" chart:values-cell-range-address="PT@data 3" chart:label-cell-address="PT@label 3" chart:class="chart:area">
            <chart:data-point chart:repeated="12"/>
          </chart:series>
          <chart:series chart:style-name="ch10" chart:values-cell-range-address="PT@data 4" chart:label-cell-address="PT@label 4" chart:class="chart:area">
            <chart:data-point chart:repeated="12"/>
          </chart:series>
          <chart:series chart:style-name="ch11" chart:values-cell-range-address="PT@data 5" chart:label-cell-address="PT@label 5" chart:class="chart:area">
            <chart:data-point chart:repeated="12"/>
          </chart:series>
          <chart:series chart:style-name="ch12" chart:values-cell-range-address="PT@data 6" chart:label-cell-address="PT@label 6" chart:class="chart:area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 au Sud</text:p>
                <draw:g>
                  <svg:desc>PT@label 0</svg:desc>
                </draw:g>
              </table:table-cell>
              <table:table-cell office:value-type="string">
                <text:p>L'européenne</text:p>
                <draw:g>
                  <svg:desc>PT@label 1</svg:desc>
                </draw:g>
              </table:table-cell>
              <table:table-cell office:value-type="string">
                <text:p>La librairie parisienne</text:p>
                <draw:g>
                  <svg:desc>PT@label 2</svg:desc>
                </draw:g>
              </table:table-cell>
              <table:table-cell office:value-type="string">
                <text:p>Le Ch'ti livre</text:p>
                <draw:g>
                  <svg:desc>PT@label 3</svg:desc>
                </draw:g>
              </table:table-cell>
              <table:table-cell office:value-type="string">
                <text:p>Loire et livres</text:p>
                <draw:g>
                  <svg:desc>PT@label 4</svg:desc>
                </draw:g>
              </table:table-cell>
              <table:table-cell office:value-type="string">
                <text:p>Rhône à lire</text:p>
                <draw:g>
                  <svg:desc>PT@label 5</svg:desc>
                </draw:g>
              </table:table-cell>
              <table:table-cell office:value-type="string">
                <text:p>Ty Li-Breizh-rie</text:p>
                <draw:g>
                  <svg:desc>PT@label 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T@categories</svg:desc>
                </draw:g>
              </table:table-cell>
              <table:table-cell office:value-type="float" office:value="188.85">
                <text:p>188.85</text:p>
                <draw:g>
                  <svg:desc>PT@data 0</svg:desc>
                </draw:g>
              </table:table-cell>
              <table:table-cell office:value-type="float" office:value="256.59">
                <text:p>256.59</text:p>
                <draw:g>
                  <svg:desc>PT@data 1</svg:desc>
                </draw:g>
              </table:table-cell>
              <table:table-cell office:value-type="float" office:value="205.85">
                <text:p>205.85</text:p>
                <draw:g>
                  <svg:desc>PT@data 2</svg:desc>
                </draw:g>
              </table:table-cell>
              <table:table-cell office:value-type="float" office:value="300.45">
                <text:p>300.45</text:p>
                <draw:g>
                  <svg:desc>PT@data 3</svg:desc>
                </draw:g>
              </table:table-cell>
              <table:table-cell office:value-type="float" office:value="305.25">
                <text:p>305.25</text:p>
                <draw:g>
                  <svg:desc>PT@data 4</svg:desc>
                </draw:g>
              </table:table-cell>
              <table:table-cell office:value-type="float" office:value="274.36">
                <text:p>274.36</text:p>
                <draw:g>
                  <svg:desc>PT@data 5</svg:desc>
                </draw:g>
              </table:table-cell>
              <table:table-cell office:value-type="float" office:value="142.81">
                <text:p>142.81</text:p>
                <draw:g>
                  <svg:desc>PT@data 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8.61">
                <text:p>138.61</text:p>
              </table:table-cell>
              <table:table-cell office:value-type="float" office:value="113.7">
                <text:p>113.7</text:p>
              </table:table-cell>
              <table:table-cell office:value-type="float" office:value="530.25">
                <text:p>530.25</text:p>
              </table:table-cell>
              <table:table-cell office:value-type="float" office:value="107">
                <text:p>107</text:p>
              </table:table-cell>
              <table:table-cell office:value-type="float" office:value="525">
                <text:p>525</text:p>
              </table:table-cell>
              <table:table-cell office:value-type="float" office:value="144.3">
                <text:p>144.3</text:p>
              </table:table-cell>
              <table:table-cell office:value-type="float" office:value="434.03">
                <text:p>434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.6">
                <text:p>148.6</text:p>
              </table:table-cell>
              <table:table-cell office:value-type="float" office:value="415.2">
                <text:p>415.2</text:p>
              </table:table-cell>
              <table:table-cell office:value-type="float" office:value="309.75">
                <text:p>309.75</text:p>
              </table:table-cell>
              <table:table-cell office:value-type="float" office:value="366.66">
                <text:p>366.66</text:p>
              </table:table-cell>
              <table:table-cell office:value-type="float" office:value="193.82">
                <text:p>193.82</text:p>
              </table:table-cell>
              <table:table-cell office:value-type="float" office:value="126.36">
                <text:p>126.36</text:p>
              </table:table-cell>
              <table:table-cell office:value-type="float" office:value="59.06">
                <text:p>59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4">
                <text:p>91.4</text:p>
              </table:table-cell>
              <table:table-cell office:value-type="float" office:value="105.43">
                <text:p>105.43</text:p>
              </table:table-cell>
              <table:table-cell office:value-type="float" office:value="69.51">
                <text:p>69.51</text:p>
              </table:table-cell>
              <table:table-cell office:value-type="float" office:value="88.79">
                <text:p>88.79</text:p>
              </table:table-cell>
              <table:table-cell office:value-type="float" office:value="265.86">
                <text:p>265.86</text:p>
              </table:table-cell>
              <table:table-cell office:value-type="float" office:value="59.19">
                <text:p>59.19</text:p>
              </table:table-cell>
              <table:table-cell office:value-type="float" office:value="162.99">
                <text:p>162.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43">
                <text:p>99.43</text:p>
              </table:table-cell>
              <table:table-cell office:value-type="float" office:value="179.09">
                <text:p>179.09</text:p>
              </table:table-cell>
              <table:table-cell office:value-type="float" office:value="411.34">
                <text:p>411.34</text:p>
              </table:table-cell>
              <table:table-cell office:value-type="float" office:value="135.3">
                <text:p>135.3</text:p>
              </table:table-cell>
              <table:table-cell office:value-type="float" office:value="399.12">
                <text:p>399.12</text:p>
              </table:table-cell>
              <table:table-cell office:value-type="float" office:value="42.78">
                <text:p>42.78</text:p>
              </table:table-cell>
              <table:table-cell office:value-type="float" office:value="142.8">
                <text:p>142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3.47">
                <text:p>333.47</text:p>
              </table:table-cell>
              <table:table-cell office:value-type="float" office:value="362.24">
                <text:p>362.24</text:p>
              </table:table-cell>
              <table:table-cell office:value-type="float" office:value="270.38">
                <text:p>270.38</text:p>
              </table:table-cell>
              <table:table-cell office:value-type="float" office:value="97.24">
                <text:p>97.24</text:p>
              </table:table-cell>
              <table:table-cell office:value-type="float" office:value="146.81">
                <text:p>146.81</text:p>
              </table:table-cell>
              <table:table-cell office:value-type="float" office:value="255.14">
                <text:p>255.14</text:p>
              </table:table-cell>
              <table:table-cell office:value-type="float" office:value="519.92">
                <text:p>519.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9.07">
                <text:p>379.07</text:p>
              </table:table-cell>
              <table:table-cell office:value-type="float" office:value="311.99">
                <text:p>311.99</text:p>
              </table:table-cell>
              <table:table-cell office:value-type="float" office:value="178.05">
                <text:p>178.05</text:p>
              </table:table-cell>
              <table:table-cell office:value-type="float" office:value="419.32">
                <text:p>419.32</text:p>
              </table:table-cell>
              <table:table-cell office:value-type="float" office:value="489.35">
                <text:p>489.35</text:p>
              </table:table-cell>
              <table:table-cell office:value-type="float" office:value="368.02">
                <text:p>368.02</text:p>
              </table:table-cell>
              <table:table-cell office:value-type="float" office:value="307.33">
                <text:p>307.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7.68">
                <text:p>527.68</text:p>
              </table:table-cell>
              <table:table-cell office:value-type="float" office:value="348.78">
                <text:p>348.78</text:p>
              </table:table-cell>
              <table:table-cell office:value-type="float" office:value="374.13">
                <text:p>374.13</text:p>
              </table:table-cell>
              <table:table-cell office:value-type="float" office:value="618.31">
                <text:p>618.31</text:p>
              </table:table-cell>
              <table:table-cell office:value-type="float" office:value="379.1">
                <text:p>379.1</text:p>
              </table:table-cell>
              <table:table-cell office:value-type="float" office:value="412.6">
                <text:p>412.6</text:p>
              </table:table-cell>
              <table:table-cell office:value-type="float" office:value="204.13">
                <text:p>204.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3.2">
                <text:p>863.2</text:p>
              </table:table-cell>
              <table:table-cell office:value-type="float" office:value="765.85">
                <text:p>765.85</text:p>
              </table:table-cell>
              <table:table-cell office:value-type="float" office:value="917.81">
                <text:p>917.81</text:p>
              </table:table-cell>
              <table:table-cell office:value-type="float" office:value="819.24">
                <text:p>819.24</text:p>
              </table:table-cell>
              <table:table-cell office:value-type="float" office:value="987.94">
                <text:p>987.94</text:p>
              </table:table-cell>
              <table:table-cell office:value-type="float" office:value="1014.43">
                <text:p>1014.43</text:p>
              </table:table-cell>
              <table:table-cell office:value-type="float" office:value="489.34">
                <text:p>489.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6.67">
                <text:p>676.67</text:p>
              </table:table-cell>
              <table:table-cell office:value-type="float" office:value="323.91">
                <text:p>323.91</text:p>
              </table:table-cell>
              <table:table-cell office:value-type="float" office:value="772.87">
                <text:p>772.87</text:p>
              </table:table-cell>
              <table:table-cell office:value-type="float" office:value="956.7">
                <text:p>956.7</text:p>
              </table:table-cell>
              <table:table-cell office:value-type="float" office:value="676.13">
                <text:p>676.13</text:p>
              </table:table-cell>
              <table:table-cell office:value-type="float" office:value="375.4">
                <text:p>375.4</text:p>
              </table:table-cell>
              <table:table-cell office:value-type="float" office:value="492.82">
                <text:p>492.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3.57">
                <text:p>793.57</text:p>
              </table:table-cell>
              <table:table-cell office:value-type="float" office:value="578.41">
                <text:p>578.41</text:p>
              </table:table-cell>
              <table:table-cell office:value-type="float" office:value="1008.52">
                <text:p>1008.52</text:p>
              </table:table-cell>
              <table:table-cell office:value-type="float" office:value="887.28">
                <text:p>887.28</text:p>
              </table:table-cell>
              <table:table-cell office:value-type="float" office:value="788.19">
                <text:p>788.19</text:p>
              </table:table-cell>
              <table:table-cell office:value-type="float" office:value="752.45">
                <text:p>752.45</text:p>
              </table:table-cell>
              <table:table-cell office:value-type="float" office:value="476.62">
                <text:p>476.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8.11">
                <text:p>628.11</text:p>
              </table:table-cell>
              <table:table-cell office:value-type="float" office:value="874.39">
                <text:p>874.39</text:p>
              </table:table-cell>
              <table:table-cell office:value-type="float" office:value="854.63">
                <text:p>854.63</text:p>
              </table:table-cell>
              <table:table-cell office:value-type="float" office:value="986.16">
                <text:p>986.16</text:p>
              </table:table-cell>
              <table:table-cell office:value-type="float" office:value="333.49">
                <text:p>333.49</text:p>
              </table:table-cell>
              <table:table-cell office:value-type="float" office:value="1015.43">
                <text:p>1015.43</text:p>
              </table:table-cell>
              <table:table-cell office:value-type="float" office:value="1087.37">
                <text:p>1087.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loext:data-pilot-source="DataPilot3" chart:class="chart:bar" chart:style-name="ch1">
        <chart:legend chart:legend-position="end" svg:x="13.181cm" svg:y="2.951cm" style:legend-expansion="high" chart:style-name="ch2"/>
        <chart:plot-area chart:style-name="ch3" table:cell-range-address="PivotChart" chart:data-source-has-labels="column" svg:x="0.319cm" svg:y="0.18cm" svg:width="12.543cm" svg:height="7.745cm">
          <chart:coordinate-region svg:x="3.507cm" svg:y="0.18cm" svg:width="9.075cm" svg:height="7.098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yard Jeunesse</text:p>
                <draw:g>
                  <svg:desc>PT@categories</svg:desc>
                </draw:g>
              </table:table-cell>
              <table:table-cell office:value-type="float" office:value="45">
                <text:p>4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Hachette Jeunesse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Fleurus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Gallimard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Bayard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Actes Sud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Hachette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Albin Michel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Flammarion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Seuil</text:p>
              </table:table-cell>
              <table:table-cell office:value-type="float" office:value="316">
                <text:p>3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false" chart:data-label-number="value" chart:data-label-text="false" chart:data-label-symbol="false" chart:data-label-series="false" chart:label-position="top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loext:data-pilot-source="DataPilot4" chart:class="chart:line" chart:style-name="ch1">
        <chart:legend chart:legend-position="end" svg:x="11.691cm" svg:y="2.951cm" style:legend-expansion="high" chart:style-name="ch2"/>
        <chart:plot-area chart:style-name="ch3" table:cell-range-address="PivotChart" chart:data-source-has-labels="column" svg:x="0.319cm" svg:y="0.18cm" svg:width="11.053cm" svg:height="7.745cm">
          <chart:coordinate-region svg:x="1.126cm" svg:y="0.379cm" svg:width="9.874cm" svg:height="6.89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6"/>
          </chart:series>
          <chart:series chart:style-name="ch7" chart:values-cell-range-address="PT@data 1" chart:label-cell-address="PT@label 1" chart:class="chart:line">
            <chart:data-point chart:repeated="6"/>
          </chart:series>
          <chart:series chart:style-name="ch8" chart:values-cell-range-address="PT@data 2" chart:label-cell-address="PT@label 2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me - maximum</text:p>
                <draw:g>
                  <svg:desc>PT@label 0</svg:desc>
                </draw:g>
              </table:table-cell>
              <table:table-cell office:value-type="string">
                <text:p>Somme - minimum</text:p>
                <draw:g>
                  <svg:desc>PT@label 1</svg:desc>
                </draw:g>
              </table:table-cell>
              <table:table-cell office:value-type="string">
                <text:p>Somme - moyenne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</text:p>
                <draw:g>
                  <svg:desc>PT@categories</svg:desc>
                </draw:g>
              </table:table-cell>
              <table:table-cell office:value-type="float" office:value="427.94">
                <text:p>427.94</text:p>
                <draw:g>
                  <svg:desc>PT@data 0</svg:desc>
                </draw:g>
              </table:table-cell>
              <table:table-cell office:value-type="float" office:value="4.11">
                <text:p>4.11</text:p>
                <draw:g>
                  <svg:desc>PT@data 1</svg:desc>
                </draw:g>
              </table:table-cell>
              <table:table-cell office:value-type="float" office:value="68.838629">
                <text:p>68.838629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390.63">
                <text:p>390.63</text:p>
              </table:table-cell>
              <table:table-cell office:value-type="float" office:value="4.28">
                <text:p>4.28</text:p>
              </table:table-cell>
              <table:table-cell office:value-type="float" office:value="65.570293">
                <text:p>65.570293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383.13">
                <text:p>383.13</text:p>
              </table:table-cell>
              <table:table-cell office:value-type="float" office:value="4.25">
                <text:p>4.25</text:p>
              </table:table-cell>
              <table:table-cell office:value-type="float" office:value="67.224962">
                <text:p>67.224962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480.41">
                <text:p>480.41</text:p>
              </table:table-cell>
              <table:table-cell office:value-type="float" office:value="4.04">
                <text:p>4.04</text:p>
              </table:table-cell>
              <table:table-cell office:value-type="float" office:value="74.269692">
                <text:p>74.269692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565.98">
                <text:p>565.98</text:p>
              </table:table-cell>
              <table:table-cell office:value-type="float" office:value="4.31">
                <text:p>4.31</text:p>
              </table:table-cell>
              <table:table-cell office:value-type="float" office:value="80.806099">
                <text:p>80.806099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70.9">
                <text:p>170.9</text:p>
              </table:table-cell>
              <table:table-cell office:value-type="float" office:value="4.5">
                <text:p>4.5</text:p>
              </table:table-cell>
              <table:table-cell office:value-type="float" office:value="32.966022">
                <text:p>32.9660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diamond" chart:symbol-width="0.25cm" chart:symbol-height="0.25cm" chart:link-data-style-to-source="false" chart:data-label-number="value" chart:data-label-text="false" chart:data-label-symbol="false" chart:data-label-series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loext:data-pilot-source="DataPilot5" chart:class="chart:line" chart:style-name="ch1">
        <chart:legend chart:legend-position="end" svg:x="12.881cm" svg:y="2.951cm" style:legend-expansion="high" chart:style-name="ch2"/>
        <chart:plot-area chart:style-name="ch3" table:cell-range-address="PivotChart" chart:data-source-has-labels="column" svg:x="0.319cm" svg:y="0.18cm" svg:width="12.243cm" svg:height="7.745cm">
          <chart:coordinate-region svg:x="1.523cm" svg:y="0.379cm" svg:width="10.667cm" svg:height="6.89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5"/>
          </chart:series>
          <chart:series chart:style-name="ch7" chart:values-cell-range-address="PT@data 1" chart:label-cell-address="PT@label 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 ligne</text:p>
                <draw:g>
                  <svg:desc>PT@label 0</svg:desc>
                </draw:g>
              </table:table-cell>
              <table:table-cell office:value-type="string">
                <text:p>en magasin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</text:p>
                <draw:g>
                  <svg:desc>PT@categories</svg:desc>
                </draw:g>
              </table:table-cell>
              <table:table-cell office:value-type="float" office:value="9406.17">
                <text:p>9406.17</text:p>
                <draw:g>
                  <svg:desc>PT@data 0</svg:desc>
                </draw:g>
              </table:table-cell>
              <table:table-cell office:value-type="float" office:value="14687.35">
                <text:p>14687.35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1383.07">
                <text:p>11383.07</text:p>
              </table:table-cell>
              <table:table-cell office:value-type="float" office:value="13205.79">
                <text:p>13205.79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9115.73">
                <text:p>9115.73</text:p>
              </table:table-cell>
              <table:table-cell office:value-type="float" office:value="17438.13">
                <text:p>17438.13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1909.08">
                <text:p>11909.08</text:p>
              </table:table-cell>
              <table:table-cell office:value-type="float" office:value="19432.73">
                <text:p>19432.73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13679.01">
                <text:p>13679.01</text:p>
              </table:table-cell>
              <table:table-cell office:value-type="float" office:value="22360.51">
                <text:p>22360.5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outsid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8.972cm" svg:height="9.67cm" xlink:href=".." xlink:type="simple" loext:data-pilot-source="DataPilot6" chart:class="chart:circle" chart:style-name="ch1">
        <chart:legend chart:legend-position="end" svg:x="15.68cm" svg:y="1.548cm" style:legend-expansion="high" chart:style-name="ch2"/>
        <chart:plot-area chart:style-name="ch3" table:cell-range-address="PivotChart" chart:data-source-has-labels="column" svg:x="0.35cm" svg:y="0.35cm" svg:width="14.98cm" svg:height="8.07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1.742cm" svg:y="0.741cm" svg:width="12.312cm" svg:height="7.38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rdeaux</text:p>
                <draw:g>
                  <svg:desc>PT@categories</svg:desc>
                </draw:g>
              </table:table-cell>
              <table:table-cell office:value-type="float" office:value="5">
                <text:p>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Grenobl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ill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yo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arseill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ontpellier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ant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rléan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ari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im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rasbour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oulous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ours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loext:data-pilot-source="DataPilot7" chart:class="chart:circle" chart:style-name="ch1">
        <chart:legend chart:legend-position="end" svg:x="11.989cm" svg:y="2.709cm" style:legend-expansion="high" chart:style-name="ch2"/>
        <chart:plot-area chart:style-name="ch3" table:cell-range-address="PivotChart" chart:data-source-has-labels="column" svg:x="0.35cm" svg:y="0.35cm" svg:width="11.289cm" svg:height="7.40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736cm" svg:y="0.764cm" svg:width="10.903cm" svg:height="6.54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p au Sud</text:p>
                <draw:g>
                  <svg:desc>PT@categories</svg:desc>
                </draw:g>
              </table:table-cell>
              <table:table-cell office:value-type="float" office:value="27386.21">
                <text:p>27386.2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L'européenne</text:p>
              </table:table-cell>
              <table:table-cell office:value-type="float" office:value="31355.88">
                <text:p>31355.88</text:p>
              </table:table-cell>
            </table:table-row>
            <table:table-row>
              <table:table-cell office:value-type="string">
                <text:p>La librairie parisienne</text:p>
              </table:table-cell>
              <table:table-cell office:value-type="float" office:value="30049.01">
                <text:p>30049.01</text:p>
              </table:table-cell>
            </table:table-row>
            <table:table-row>
              <table:table-cell office:value-type="string">
                <text:p>Le Ch'ti livre</text:p>
              </table:table-cell>
              <table:table-cell office:value-type="float" office:value="17631.35">
                <text:p>17631.35</text:p>
              </table:table-cell>
            </table:table-row>
            <table:table-row>
              <table:table-cell office:value-type="string">
                <text:p>Loire et livres</text:p>
              </table:table-cell>
              <table:table-cell office:value-type="float" office:value="36892.21">
                <text:p>36892.21</text:p>
              </table:table-cell>
            </table:table-row>
            <table:table-row>
              <table:table-cell office:value-type="string">
                <text:p>Rhône à lire</text:p>
              </table:table-cell>
              <table:table-cell office:value-type="float" office:value="24146.02">
                <text:p>24146.02</text:p>
              </table:table-cell>
            </table:table-row>
            <table:table-row>
              <table:table-cell office:value-type="string">
                <text:p>Ty Li-Breizh-rie</text:p>
              </table:table-cell>
              <table:table-cell office:value-type="float" office:value="17412.21">
                <text:p>17412.2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percentage" chart:data-label-text="false" chart:data-label-symbol="false" chart:data-label-series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9.605cm" svg:height="12.936cm" xlink:href=".." xlink:type="simple" loext:data-pilot-source="DataPilot8" chart:class="chart:circle" chart:style-name="ch1">
        <chart:legend chart:legend-position="end" svg:x="13.056cm" svg:y="3.928cm" style:legend-expansion="high" chart:style-name="ch2"/>
        <chart:plot-area chart:style-name="ch3" table:cell-range-address="PivotChart" chart:data-source-has-labels="column" svg:x="0.35cm" svg:y="0.35cm" svg:width="12.356cm" svg:height="11.336cm">
          <chart:coordinate-region svg:x="0.779cm" svg:y="0.351cm" svg:width="11.335cm" svg:height="11.335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ts et loisirs</text:p>
                <draw:g>
                  <svg:desc>PT@categories</svg:desc>
                </draw:g>
              </table:table-cell>
              <table:table-cell office:value-type="float" office:value="7212.65">
                <text:p>7212.6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Histoire et géographie</text:p>
              </table:table-cell>
              <table:table-cell office:value-type="float" office:value="4132.44">
                <text:p>4132.44</text:p>
              </table:table-cell>
            </table:table-row>
            <table:table-row>
              <table:table-cell office:value-type="string">
                <text:p>Informatique, généralités</text:p>
              </table:table-cell>
              <table:table-cell office:value-type="float" office:value="350.48">
                <text:p>350.48</text:p>
              </table:table-cell>
            </table:table-row>
            <table:table-row>
              <table:table-cell office:value-type="string">
                <text:p>Langues</text:p>
              </table:table-cell>
              <table:table-cell office:value-type="float" office:value="328.98">
                <text:p>328.98</text:p>
              </table:table-cell>
            </table:table-row>
            <table:table-row>
              <table:table-cell office:value-type="string">
                <text:p>Littérature</text:p>
              </table:table-cell>
              <table:table-cell office:value-type="float" office:value="10534.46">
                <text:p>10534.46</text:p>
              </table:table-cell>
            </table:table-row>
            <table:table-row>
              <table:table-cell office:value-type="string">
                <text:p>Philosophie et psychologie</text:p>
              </table:table-cell>
              <table:table-cell office:value-type="float" office:value="3385.83">
                <text:p>3385.83</text:p>
              </table:table-cell>
            </table:table-row>
            <table:table-row>
              <table:table-cell office:value-type="string">
                <text:p>Religion</text:p>
              </table:table-cell>
              <table:table-cell office:value-type="float" office:value="1891.63">
                <text:p>1891.63</text:p>
              </table:table-cell>
            </table:table-row>
            <table:table-row>
              <table:table-cell office:value-type="string">
                <text:p>Sciences naturelles et mathématiques</text:p>
              </table:table-cell>
              <table:table-cell office:value-type="float" office:value="756.35">
                <text:p>756.35</text:p>
              </table:table-cell>
            </table:table-row>
            <table:table-row>
              <table:table-cell office:value-type="string">
                <text:p>Sciences sociales</text:p>
              </table:table-cell>
              <table:table-cell office:value-type="float" office:value="3733.14">
                <text:p>3733.14</text:p>
              </table:table-cell>
            </table:table-row>
            <table:table-row>
              <table:table-cell office:value-type="string">
                <text:p>Technologie et sciences appliquées</text:p>
              </table:table-cell>
              <table:table-cell office:value-type="float" office:value="2675.97">
                <text:p>2675.9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